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cc"/>
    </style:style>
    <style:style style:name="ce2" style:family="table-cell" style:parent-style-name="Default">
      <style:table-cell-properties fo:wrap-option="wrap"/>
      <style:text-properties fo:color="#0066cc" fo:font-size="10.5pt" style:font-size-asian="10.5pt" style:font-size-complex="10.5pt"/>
    </style:style>
  </office:automatic-styles>
  <office:body>
    <office:spreadsheet>
      <table:table table:name="EJA_ Educandos" table:style-name="ta1" table:print="false"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JA – Educand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</text:p>
          </table:table-cell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</text:p>
          </table:table-cell>
        </table:table-row>
        <table:table-row table:style-name="ro1">
          <table:table-cell office:value-type="string">
            <text:p>1.2.1 VOCÊ GOSTA DE FREQUENTAR ESTA ESCOLA? </text:p>
          </table:table-cell>
        </table:table-row>
        <table:table-row table:style-name="ro1">
          <table:table-cell office:value-type="string">
            <text:p>1.2.2 VOCÊ PERCEBE OS PROFESSORES E FUNCIONÁRIOS DA ESCOLA FELIZES COM O TRABALHO QUE ALI DESENVOLVEM? </text:p>
          </table:table-cell>
        </table:table-row>
        <table:table-row table:style-name="ro1">
          <table:table-cell office:value-type="string">
            <text:p>1.2.3 A ESCOLA PROMOVE FESTAS E EVENTOS COM A PARTICIPAÇÃO EFETIVA DE FAMILIARES, EDUCANDOS, PROFESSORES E FUNCIONÁRI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É CRIME, COMO É O CASO DE ATOS PRECONCEITUOSOS CONTRA PESSOAS COM DEFICIÊNCIA, POVOS INDÍGENAS, POVOS DO CAMPO, MULHERES, NEGROS, HOMOSSEXUAIS E OUTROS?</text:p>
          </table:table-cell>
        </table:table-row>
        <table:table-row table:style-name="ro1">
          <table:table-cell office:value-type="string">
            <text:p>1.3.2 O AMBIENTE ESCOLAR ESTIMULA O FORTALECIMENTO DOS LAÇOS DE AMIZADE, NÃO IMPORTANDO SE SÃO NEGROS, BRANCOS, PESSOAS COM DEFICIÊNCIA, PORTADORES DE TRANSTORNOS INVASIVOS DO DESENVOLVIMENTO (TID), HOMENS OU MULHERES, HOMOSSEXUAIS OU NÃO? </text:p>
          </table:table-cell>
        </table:table-row>
        <table:table-row table:style-name="ro1">
          <table:table-cell office:value-type="string">
            <text:p>1.3.3 A ESCOLA ACOLHE JOVENS COM DEFICIÊNCIA NAS MESMAS ATIVIDADES PROPOSTAS AOS EDUCANDOS SEM DEFICIÊNCI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OS PRINCÍPIOS DE CONVIVÊNCIA DA ESCOLA SÃO CLAROS, CONHECIDOS E RESPEITADOS POR TODA A COMUNIDADE ESCOLAR?</text:p>
          </table:table-cell>
        </table:table-row>
        <table:table-row table:style-name="ro1">
          <table:table-cell office:value-type="string">
            <text:p>1.4.2 NA ESCOLA, A CADA ANO LETIVO, HÁ MOVIMENTOS COLETIVOS DE ELABORAÇÃO DOS PRINCÍPIOS DE CONVIVÊNCIA ESCOLAR?</text:p>
          </table:table-cell>
        </table:table-row>
        <table:table-row table:style-name="ro1">
          <table:table-cell office:value-type="string">
            <text:p>1.4.3 OS PROFISSIONAIS DA ESCOLA (DIRETOR, PROFESSORE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 office:value-type="string">
            <text:p>1.4.4 HÁ REFLEXÃO COLETIVA E PARTICIPAÇÃO DE TODOS OS SEGMENTOS ENVOLVIDOS (EDUCANDOS, PROFESSORES, DIRETOR E DEMAIS FUNCIONÁRIOS DA ESCOLA) NOS ENCAMINHAMENTOS EM RELAÇÃO AO NÃO CUMPRIMENTO DE REGRAS E COMBINA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EXISTE RESPEITO ENTRE PROFESSORES, DIRETOR, EDUCANDOS E FUNCIONÁRIOS DA ESCOLA?</text:p>
          </table:table-cell>
        </table:table-row>
        <table:table-row table:style-name="ro1">
          <table:table-cell office:value-type="string">
            <text:p>1.5.2 ESTA QUESTÃO NÃO SE REFERE A ESTE SEGMENTO.</text:p>
          </table:table-cell>
        </table:table-row>
        <table:table-row table:style-name="ro1">
          <table:table-cell office:value-type="string">
            <text:p>1.5.3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OS JOVENS, ADULTOS E IDOSOS </text:p>
          </table:table-cell>
        </table:table-row>
        <table:table-row table:style-name="ro1">
          <table:table-cell office:value-type="string">
            <text:p>1.6.1 A COMUNIDADE ESCOLAR (EDUCANDOS, PROFESSORES, DIRETOR E DEMAIS PROFISSIONAIS) CONHECE E RESPEITA OS DIREITOS ESTABELECIDOS PELO ESTATUTO DA CRIANÇA E DO ADOLESCENTE (ECA) E PELO ESTATUTO DO IDOSO? </text:p>
          </table:table-cell>
        </table:table-row>
        <table:table-row table:style-name="ro1">
          <table:table-cell office:value-type="string">
            <text:p>1.6.2 O ECA E O ESTATUTO DO IDOSO SÃO ABORDADOS NAS SALAS DE AULA OU EM OUTRAS ATIVIDADES REALIZADAS NA ESCOLA? <text:s/></text:p>
          </table:table-cell>
        </table:table-row>
        <table:table-row table:style-name="ro1">
          <table:table-cell office:value-type="string">
            <text:p>1.6.3 A ESCOLA PERMITE QUE OS EDUCANDOS DA EJA ENTREM NA SALA DE AULA DEPOIS DO INÍCIO DAS AULAS, DIALOGANDO COM TODOS SOBRE A IMPORTÂNCIA DO CUMPRIMENTO DOS HORÁRIOS, MAS RECONHECENDO AS DIFICULDADES ENFRENTADAS PELOS EDUCANDOS TRABALHADORES PARA CHEGAR À ESCOLA?</text:p>
          </table:table-cell>
        </table:table-row>
        <table:table-row table:style-name="ro1">
          <table:table-cell office:value-type="string">
            <text:p>1.6.4 A ESCOLA ACEITA MATRICULAR EDUCANDOS EM QUALQUER ÉPOCA DO ANO, BUSCANDO COM ISSO VALORIZAR A INICIATIVA E O DESEJO DE ESTUDAR DAQUELES QUE PROCURAM POR VAGA NA EJ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AMBIENTE FÍSICO ESCOLAR </text:p>
          </table:table-cell>
        </table:table-row>
        <table:table-row table:style-name="ro1">
          <table:table-cell office:value-type="string">
            <text:p>1.7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1.7.2 O ESPAÇO PARA A PRÁTICA DE ESPORTES É BEM APROVEITADO POR TODOS OS EDUCANDOS?</text:p>
          </table:table-cell>
        </table:table-row>
        <table:table-row table:style-name="ro1">
          <table:table-cell office:value-type="string">
            <text:p>1.7.3 AS SALAS DE AULA PERMITEM A REORGANIZAÇÃO DO MOBILIÁRIO DE ACORDO COM AS ATIVIDADES DIVERSIFICADAS NELA DESENVOLVIDAS, TAIS COMO: RODA DE CONVERSA E TRABALHO EM GRUPO, ENTRE OUTROS?</text:p>
          </table:table-cell>
        </table:table-row>
        <table:table-row table:style-name="ro1">
          <table:table-cell office:value-type="string">
            <text:p>1.7.4 OS ESPAÇOS DA ESCOLA ESTÃO DISPONIBILIZADOS PARA A REALIZAÇÃO DE ATIVIDADES DIVERSIFICADAS EXTRACLASSE? </text:p>
          </table:table-cell>
        </table:table-row>
        <table:table-row table:style-name="ro1">
          <table:table-cell office:value-type="string">
            <text:p>1.7.5 HÁ BANHEIROS DISPONÍVEIS, LIMPOS E EM BOAS CONDIÇÕES DE USO PARA TODOS?</text:p>
          </table:table-cell>
        </table:table-row>
        <table:table-row table:style-name="ro1">
          <table:table-cell office:value-type="string">
            <text:p>1.7.6 HÁ BANHEIROS DISPONÍVEIS, LIMPOS E EM BOAS CONDIÇÕES DE USO PARA EDUCANDOS COM DEFICIÊNCIA?</text:p>
          </table:table-cell>
        </table:table-row>
        <table:table-row table:style-name="ro1">
          <table:table-cell office:value-type="string">
            <text:p>1.7.7 O PRÉDIO ESCOLAR É SEGURO PARA TODOS OS EDUCANDOS?</text:p>
          </table:table-cell>
        </table:table-row>
        <table:table-row table:style-name="ro1">
          <table:table-cell office:value-type="string">
            <text:p>1.7.8 O PRÉDIO DA ESCOLA ESTÁ DEVIDAMENTE CONSERVADO, TEM APARÊNCIA ATRATIVA COM PLANTAS, ÁRVORES BEM CUIDADAS?</text:p>
          </table:table-cell>
        </table:table-row>
        <table:table-row table:style-name="ro1">
          <table:table-cell office:value-type="string">
            <text:p>1.7.9 HÁ LIXEIRAS ESPALHADAS POR TODA A ESCOLA PARA FACILITAR O SEU USO?</text:p>
          </table:table-cell>
        </table:table-row>
        <table:table-row table:style-name="ro1">
          <table:table-cell office:value-type="string">
            <text:p>1.7.10 HÁ VIAS PARA ACESSO DE PESSOAS COM DEFICIÊNCIA EM BOAS CONDIÇÕES DE US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PROJETO ECO-POLÍTICO-PEDAGÓGICO (PEPP) DEFINIDO E CONHECIDO POR TODOS</text:p>
          </table:table-cell>
        </table:table-row>
        <table:table-row table:style-name="ro1">
          <table:table-cell office:value-type="string">
            <text:p>2.1.1 A ESCOLA POSSUI UM PROJETO ESCRITO, EM FORMA DE DOCUMENTO, QUE ESTABELECE E TRADUZ A SUA IDENTIDADE COMO INSTITUIÇÃO ESCOLAR? </text:p>
          </table:table-cell>
        </table:table-row>
        <table:table-row table:style-name="ro1">
          <table:table-cell office:value-type="string">
            <text:p>2.1.2 VOCÊ CONHECE O PEPP DA ESCOLA?</text:p>
          </table:table-cell>
        </table:table-row>
        <table:table-row table:style-name="ro1">
          <table:table-cell office:value-type="string">
            <text:p>2.1.3 VOCÊ CONHECE O PLANO DE TRABALHO ANUAL (PTA) DA ESCOLA?</text:p>
          </table:table-cell>
        </table:table-row>
        <table:table-row table:style-name="ro1">
          <table:table-cell office:value-type="string">
            <text:p>2.1.4 VOCÊ ESTÁ PARTICIPANDO ATIVAMENTE DA ELABORAÇÃO, AVALIAÇÃO E MONITORAMENTO DO PEPP E DO P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PLANEJAMENTO</text:p>
          </table:table-cell>
        </table:table-row>
        <table:table-row table:style-name="ro1">
          <table:table-cell office:value-type="string">
            <text:p>2.2.1 ESTA QUESTÃO NÃO SE REFERE A ESTE SEGMENTO.</text:p>
          </table:table-cell>
        </table:table-row>
        <table:table-row table:style-name="ro1">
          <table:table-cell office:value-type="string">
            <text:p>2.2.2 OS PROFESSORES OUVEM E CONSIDERAM OPINIÕES E SUGESTÕES DOS EDUCANDOS PARA PLANEJAR SUAS AULAS? </text:p>
          </table:table-cell>
        </table:table-row>
        <table:table-row table:style-name="ro1">
          <table:table-cell office:value-type="string">
            <text:p>2.2.3 ESTA QUESTÃO NÃO SE REFERE A ESTE SEGMENTO.</text:p>
          </table:table-cell>
        </table:table-row>
        <table:table-row table:style-name="ro1">
          <table:table-cell office:value-type="string">
            <text:p>2.2.4 ESTA QUESTÃO NÃO SE REFERE A ESTE SEGMENTO.</text:p>
          </table:table-cell>
        </table:table-row>
        <table:table-row table:style-name="ro1">
          <table:table-cell office:value-type="string">
            <text:p>2.2.5 ESTA QUESTÃO NÃO SE REFERE A ESTE SEGMENTO.</text:p>
          </table:table-cell>
        </table:table-row>
        <table:table-row table:style-name="ro1">
          <table:table-cell office:value-type="string">
            <text:p>2.2.6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CONTEXTUALIZAÇÃO</text:p>
          </table:table-cell>
        </table:table-row>
        <table:table-row table:style-name="ro1">
          <table:table-cell office:value-type="string">
            <text:p>2.3.1 GESTORES,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2.3.2 A ESCOLA PROMOVE AÇÕES/PROJETOS NO BAIRRO E NA CIDADE PARA QUE OS EDUCANDOS CONHEÇAM E APRENDAM A USAR OS EQUIPAMENTOS PÚBLICOS DA REGIÃO (POSTOS DE SAÚDE, HOSPITAIS, PARQUES, PRAÇAS, MONUMENTOS, MUSEUS, BIBLIOTECAS, CENTROS CULTURAIS, CONSELHO TUTELAR, VARA DA INFÂNCIA ETC.)? </text:p>
          </table:table-cell>
        </table:table-row>
        <table:table-row table:style-name="ro1">
          <table:table-cell office:value-type="string">
            <text:p>2.3.3 TEMÁTICAS IMPORTANTES PARA O PROCESSO EDUCATIVO SÃO TRATADAS NA ESCOLA COM OS EDUCANDO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VARIEDADES DAS ESTRATÉGIAS E DOS RECURSOS DE ENSINO-APRENDIZAGEM</text:p>
          </table:table-cell>
        </table:table-row>
        <table:table-row table:style-name="ro1">
          <table:table-cell office:value-type="string">
            <text:p>2.4.1 OS PROFESSORES FAZEM USO DE DIFERENTES RECURSOS PEDAGÓGICOS (INTERNET, JORNAIS, REVISTAS, LIVROS DIVERSOS, OBRAS DE ARTE, FILMES) NO AMBIENTE ESCOLAR? <text:s/></text:p>
          </table:table-cell>
        </table:table-row>
        <table:table-row table:style-name="ro1">
          <table:table-cell office:value-type="string">
            <text:p>2.4.2 OS PROFESSORES PROPÕEM ATIVIDADES FORA DA ESCOLA, COMO VISITA A MUSEUS, BIBLIOTECAS, PEÇAS TEATRAIS, CONCERTOS, EXCURSÕES ETC.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5 ORIENTAÇÃO PARA O MUNDO DO TRABALHO </text:p>
          </table:table-cell>
        </table:table-row>
        <table:table-row table:style-name="ro1">
          <table:table-cell office:value-type="string">
            <text:p>2.5.1 OS PROFESSORES UTILIZAM ESTRATÉGIAS QUE PREPARAM OS EDUCANDOS PARA O MUNDO DO TRABALHO (PREENCHER FICHAS, ELABORAR CURRÍCULOS, FAZER DECLARAÇÃO, RELATÓRIOS ETC.)?</text:p>
          </table:table-cell>
        </table:table-row>
        <table:table-row table:style-name="ro1">
          <table:table-cell office:value-type="string">
            <text:p>2.5.2 OS EDUCANDOS VÊM RECEBENDO ORIENTAÇÃO PROFISSIONAL DE MODO A FAVORECER A AMPLIAÇÃO DE SEUS SABER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6 INCENTIVO À AUTONOMIA E AO TRABALHO COLETIVO </text:p>
          </table:table-cell>
        </table:table-row>
        <table:table-row table:style-name="ro1">
          <table:table-cell office:value-type="string">
            <text:p>2.6.1 AS AULAS SÃO ORGANIZADAS DE MANEIRA QUE TODOS OS EDUCANDOS POSSAM FAZER PERGUNTAS, CONVERSAR SOBRE OS ASSUNTOS APRESENTADOS, DEFENDER SUAS IDEIAS E MUDAR DE OPINIÃO? </text:p>
          </table:table-cell>
        </table:table-row>
        <table:table-row table:style-name="ro1">
          <table:table-cell office:value-type="string">
            <text:p>2.6.2 OS EDUCANDOS TÊM OPORTUNIDADE DE PROPOR, CRIAR E REALIZAR ATIVIDADES NA SALA DE AULA E NA ESCOLA COMO UM TODO? </text:p>
          </table:table-cell>
        </table:table-row>
        <table:table-row table:style-name="ro1">
          <table:table-cell office:value-type="string">
            <text:p>2.6.3 A ESCOLA REALIZA FEIRAS OU EXPOSIÇÕES COM AS CRIAÇÕES DOS EDUCANDOS (POR EXEMPLO, DESENHOS, POEMAS, INVENÇÕES)? </text:p>
          </table:table-cell>
        </table:table-row>
        <table:table-row table:style-name="ro1">
          <table:table-cell office:value-type="string">
            <text:p>2.6.4 OS EDUCANDOS SÃO INCENTIVADOS E ORIENTADOS PARA O TRABALHO EM GRUPO?</text:p>
          </table:table-cell>
        </table:table-row>
        <table:table-row table:style-name="ro1">
          <table:table-cell office:value-type="string">
            <text:p>2.6.5 OS EDUCANDOS SÃO INCENTIVADOS E ORIENTADOS A DESENVOLVEREM PESQUISAS E EXPERIMENTOS? </text:p>
          </table:table-cell>
        </table:table-row>
        <table:table-row table:style-name="ro1">
          <table:table-cell office:value-type="string">
            <text:p>2.6.6 OS EDUCANDOS SÃO ESTIMULADOS E APOIADOS A DESENVOLVEREM PROJETOS DE SUA PRÓPRIA AUTORIA QUE FAVOREÇAM A COMUNIDADE ESCOLAR COMO UM TOD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7 PRÁTICA PEDAGÓGICA DE APOIO À DIVERSIDADE </text:p>
          </table:table-cell>
        </table:table-row>
        <table:table-row table:style-name="ro1">
          <table:table-cell office:value-type="string">
            <text:p>2.7.1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1">
          <table:table-cell office:value-type="string">
            <text:p>2.7.2 A ESCOLA É UM ESPAÇO DE RESPEITO À CRIAÇÃO E À EXPRESSÃO DAS TRADIÇÕES CULTURAIS DOS JOVENS, ADULTOS, IDOSOS, DAS FAMÍLIAS E DA COMUNIDADE?</text:p>
          </table:table-cell>
        </table:table-row>
        <table:table-row table:style-name="ro1">
          <table:table-cell office:value-type="string">
            <text:p>2.7.3 NO DIA A DIA DA SALA DE AULA, RESPEITA-SE O FATO DE QUE CADA EDUCANDO PRECISA DE UM TEMPO DIFERENTE PARA APRENDE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8 ATUAÇÃO DO CORPO TÉCNICO PEDAGÓGICO (CTP)</text:p>
          </table:table-cell>
        </table:table-row>
        <table:table-row table:style-name="ro1">
          <table:table-cell office:value-type="string">
            <text:p>2.8.1 ESTA QUESTÃO NÃO SE REFERE A ESTE SEGMENTO.</text:p>
          </table:table-cell>
        </table:table-row>
        <table:table-row table:style-name="ro1">
          <table:table-cell office:value-type="string">
            <text:p>2.8.2 O CTP ENCAMINHA E ORIENTA OS PROFISSIONAIS E EDUCANDOS QUANDO ESTES POSSUEM DIFICULDADES?</text:p>
          </table:table-cell>
        </table:table-row>
        <table:table-row table:style-name="ro1">
          <table:table-cell office:value-type="string">
            <text:p>2.8.3 O CTP DIALOGA COM OS EDUCANDOS,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2.8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MECANISMOS DE AVALIAÇÃO E MONITORAMENTO DO PROCESSO DE APRENDIZAGEM DOS EDUCANDOS </text:p>
          </table:table-cell>
        </table:table-row>
        <table:table-row table:style-name="ro1">
          <table:table-cell office:value-type="string">
            <text:p>3.1.1 OS PROFESSORES OBSERVAM AS APRENDIZAGENS DOS EDUCANDOS E SUAS DIFICULDADES? POR EXEMPLO, UTILIZAM INSTRUMENTAIS DE ACOMPANHAMENTO, PROPORCIONAM MOMENTOS AUTOAVALIATIVOS, INCENTIVAM A FAZER PERGUNTAS E TIRAR DÚVIDAS</text:p>
          </table:table-cell>
        </table:table-row>
        <table:table-row table:style-name="ro1">
          <table:table-cell office:value-type="string">
            <text:p>3.1.2 OS EDUCANDOS SÃO INFORMADOS SOBRE OS CONTEÚDOS NOS QUAIS PROGREDIRAM E EM QUAIS PRECISAM ESTUDAR E AVANÇAR MAIS?</text:p>
          </table:table-cell>
        </table:table-row>
        <table:table-row table:style-name="ro1">
          <table:table-cell office:value-type="string">
            <text:p>3.1.3 OS PROFESSORES FAZEM USO DE DIFERENTES INSTRUMENTOS DE AVALIAÇÃO (PROVAS, TRABALHOS, PESQUISAS, SEMINÁRIOS)? </text:p>
          </table:table-cell>
        </table:table-row>
        <table:table-row table:style-name="ro1">
          <table:table-cell office:value-type="string">
            <text:p>3.1.4 OS EDUCANDOS PODEM MOSTRAR SUAS APRENDIZAGENS E SEUS TRABALHOS DE FORMAS VARIADAS (ORALMENTE, POR ESCRITO, POR MEIO DE INFORMÁTICA, DE LINGUAGEM CORPORAL, DOS RECURSOS DAS ARTES, DE DINÂMICAS, ENTRE OUTRA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PARTICIPAÇÃO DOS EDUCANDOS NA AVALIAÇÃO DE SUA APRENDIZAGEM </text:p>
          </table:table-cell>
        </table:table-row>
        <table:table-row table:style-name="ro1">
          <table:table-cell office:value-type="string">
            <text:p>3.2.1 OS EDUCANDOS PARTICIPAM DA DEFINIÇÃO E DA ORGANIZAÇÃO DOS MEIOS DE AVALIAÇÃO UTILIZADOS PELA ESCOLA?</text:p>
          </table:table-cell>
        </table:table-row>
        <table:table-row table:style-name="ro1">
          <table:table-cell office:value-type="string">
            <text:p>3.2.2 OS EDUCANDOS SÃO ORIENTADOS PELOS PROFESSORES A FAZER AUTOAVALIAÇÃO (FALAR, ESCREVER, EXPRESSAR O QUE APRENDERAM)? </text:p>
          </table:table-cell>
        </table:table-row>
        <table:table-row table:style-name="ro1">
          <table:table-cell office:value-type="string">
            <text:p>3.2.3 OS EDUCANDOS SÃO INFORMADOS SOBRE SEU DIREITO DE CONTESTAR OS CRITÉRIOS AVALIATIV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AVALIAÇÃO DO TRABALHO DOS PROFISSIONAIS DA ESCOLA </text:p>
          </table:table-cell>
        </table:table-row>
        <table:table-row table:style-name="ro1">
          <table:table-cell office:value-type="string">
            <text:p>3.3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MPARTILHAMENTO, REFLEXÃO E USO DAS AVALIAÇÕES EDUCACIONAIS DA REDE MUNICIPAL DE ENSINO DE OSASCO </text:p>
          </table:table-cell>
        </table:table-row>
        <table:table-row table:style-name="ro1">
          <table:table-cell office:value-type="string">
            <text:p>3.4.1 A UNIDADE EDUCACIONAL TEM COMPARTILHADO OS RESULTADOS DAS AVALIAÇÕES ANUAIS COM A COMUNIDADE ENVOLVIDA? </text:p>
          </table:table-cell>
        </table:table-row>
        <table:table-row table:style-name="ro1">
          <table:table-cell office:value-type="string">
            <text:p>3.4.2 A UNIDADE EDUCACIONAL TEM CONSEGUIDO REFLETIR E ANALISAR COLETIVAMENTE OS RESULTADOS DA AVALIAÇÃO EDUCACIONAL? </text:p>
          </table:table-cell>
        </table:table-row>
        <table:table-row table:style-name="ro1">
          <table:table-cell office:value-type="string">
            <text:p>3.4.3 ESTÃO SENDO DESENVOLVIDAS AÇÕES PARA OS DESAFIOS APRESENTADOS PELOS RESULTADOS DA AVALIAÇÃO EDUCACIONAL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ATENÇÃO ESPECIAL AOS EDUCANDOS QUE FALTAM, EVADEM OU ABANDONAM </text:p>
          </table:table-cell>
        </table:table-row>
        <table:table-row table:style-name="ro1">
          <table:table-cell office:value-type="string">
            <text:p>4.1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4.1.2 A ESCOLA ADOTA ALGUMA MEDIDA PARA TRAZER DE VOLTA EDUCANDOS QUE SE EVADIRAM OU ABANDONARAM A ESCOLA E PROPÕE ATIVIDADES DE COMPENSAÇÃO DE AUSÊNCI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ATENÇÃO AOS EDUCANDOS COM ALGUMA DEFASAGEM DE APRENDIZAGEM </text:p>
          </table:table-cell>
        </table:table-row>
        <table:table-row table:style-name="ro1">
          <table:table-cell office:value-type="string">
            <text:p>4.2.1 NO DIA A DIA, OS PROFESSORES DÃO ATENÇÃO INDIVIDUAL AOS EDUCANDOS QUE APRESENTAM DIFICULDADES DE APRENDIZAGEM? </text:p>
          </table:table-cell>
        </table:table-row>
        <table:table-row table:style-name="ro1">
          <table:table-cell office:value-type="string">
            <text:p>4.2.2 A ESCOLA OFERECE OPORTUNIDADES DIVERSIFICADAS AOS EDUCANDOS QUE TÊM DIFICULDADES DE APRENDIZAGE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ATENÇÃO ÀS NECESSIDADES EDUCATIVAS DA COMUNIDADE </text:p>
          </table:table-cell>
        </table:table-row>
        <table:table-row table:style-name="ro1">
          <table:table-cell office:value-type="string">
            <text:p>4.3.1 A ESCOLA COSTUMA FAZER CAMPANHAS JUNTO À COMUNIDADE PARA QUE TODOS OS QUE ESTÃO FORA DA ESCOLA SE MATRICULEM? </text:p>
          </table:table-cell>
        </table:table-row>
        <table:table-row table:style-name="ro1">
          <table:table-cell office:value-type="string">
            <text:p>4.3.2 A ESCOLA, PERIODICAMENTE, CONVIDA OS JOVENS E ADULTOS ANALFABETOS OU QUE NÃO TÊM O ENSINO FUNDAMENTAL COMPLETO PARA SE INSCREVEREM NA EJA DA PREFEITURA?</text:p>
          </table:table-cell>
        </table:table-row>
        <table:table-row table:style-name="ro1">
          <table:table-cell office:value-type="string">
            <text:p>4.3.3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2">
          <table:table-cell table:style-name="ce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RESPONSABILIDADE PELA ALIMENTAÇÃO DOS JOVENS, ADULTOS E IDOSOS </text:p>
          </table:table-cell>
        </table:table-row>
        <table:table-row table:style-name="ro1">
          <table:table-cell office:value-type="string">
            <text:p>5.1.1 A ESCOLA DISPÕE DE UM CARDÁPIO NUTRICIONAL VARIADO E RICO QUE ATENDA ÀS NECESSIDADES DOS EDUCANDOS?</text:p>
          </table:table-cell>
        </table:table-row>
        <table:table-row table:style-name="ro1">
          <table:table-cell office:value-type="string">
            <text:p>5.1.2 OS EDUCANDOS POSSUEM AUTONOMIA PARA SE SERVIREM (SELF-SERVICE)?</text:p>
          </table:table-cell>
        </table:table-row>
        <table:table-row table:style-name="ro1">
          <table:table-cell office:value-type="string">
            <text:p>5.1.3 ESTA QUESTÃO NÃO SE REFERE A ESTE SEGMENTO.</text:p>
          </table:table-cell>
        </table:table-row>
        <table:table-row table:style-name="ro1">
          <table:table-cell office:value-type="string">
            <text:p>5.1.4 OS EDUCANDOS USUFRUEM DE UM AMBIENTE AGRADÁVEL E TRANQUILO PARA AS REFEIÇÕ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LIMPEZA, SALUBRIDADE E CONFORTO</text:p>
          </table:table-cell>
        </table:table-row>
        <table:table-row table:style-name="ro1">
          <table:table-cell office:value-type="string">
            <text:p>5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SEGURANÇA</text:p>
          </table:table-cell>
        </table:table-row>
        <table:table-row table:style-name="ro1">
          <table:table-cell office:value-type="string">
            <text:p>5.3.1 A ESCOLA DISPÕE DE ADEQUADOS EQUIPAMENTOS DE SEGURANÇA CONTRA INCÊNDIO?</text:p>
          </table:table-cell>
        </table:table-row>
        <table:table-row table:style-name="ro1">
          <table:table-cell office:value-type="string">
            <text:p>5.3.2 A ESCOLA DISPÕE DE PROFISSIONAIS TREINADOS PARA EVENTUAIS EMERGÊNCIAS E ACIDENTES?</text:p>
          </table:table-cell>
        </table:table-row>
        <table:table-row table:style-name="ro1">
          <table:table-cell office:value-type="string">
            <text:p>5.3.3 A ESCOLA TEM PROCEDIMENTOS PREESTABELECIDOS E CONHECIDOS POR TODOS, QUE DEVEM SER TOMADOS EM CASO DE ACIDENTES?</text:p>
          </table:table-cell>
        </table:table-row>
        <table:table-row table:style-name="ro1">
          <table:table-cell office:value-type="string">
            <text:p>5.3.4 A ESCOLA PROTEGE TODOS OS PONTOS POTENCIALMENTE PERIGOSOS DO PRÉDIO PARA GARANTIR A CIRCULAÇÃO SEGURA DOS IDOSOS E EVITAR ACIDENT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4 CUIDADOS COM A HIGIENE E A SAÚDE</text:p>
          </table:table-cell>
        </table:table-row>
        <table:table-row table:style-name="ro1">
          <table:table-cell office:value-type="string">
            <text:p>5.4.1 INFORMAÇÕES DE IMPORTÂNCIA PARA A SAÚDE HUMANA SÃO AMPLAMENTE DIFUNDIDAS NA COMUNIDADE ESCOLAR? </text:p>
          </table:table-cell>
        </table:table-row>
        <table:table-row table:style-name="ro1">
          <table:table-cell office:value-type="string">
            <text:p>5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1">
          <table:table-cell office:value-type="string">
            <text:p>5.4.3 A ESCOLA ABORDA ADEQUADAMENTE AS CURIOSIDADES DOS EDUCANDOS EM RELAÇÃO AO CORPO E À SEXUALIDADE HUMANA, NÃO REPRIMINDO AS MANIFESTAÇÕES E INTERESSES SOBRE TAIS ASSUNTOS?</text:p>
          </table:table-cell>
        </table:table-row>
        <table:table-row table:style-name="ro1">
          <table:table-cell office:value-type="string">
            <text:p>5.4.4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 office:value-type="string">
            <text:p>5.4.5 OS ESPAÇOS SÃO LIMPOS E CONSERVADOS PERIODICAMENTE DE FORMA A PREVENIR CONTAMINAÇÕES?</text:p>
          </table:table-cell>
        </table:table-row>
        <table:table-row table:style-name="ro1">
          <table:table-cell office:value-type="string">
            <text:p>5.4.6 A ESCOLA PROMOVE A CONSCIENTIZAÇÃO SOBRE A IMPORTÂNCIA DA HIGIENE BUCAL?</text:p>
          </table:table-cell>
        </table:table-row>
        <table:table-row table:style-name="ro1">
          <table:table-cell office:value-type="string">
            <text:p>5.4.7 A ESCOLA ACOMPANHA O DESENVOLVIMENTO DOS EDUCANDOS, PROCURANDO ORIENTAÇÃO ESPECIALIZADA PARA O CASO DE EDUCANDOS COM DIFICULDADES PSICOAFETIVAS OU PROBLEMAS DE DESENVOLVIMENTO? </text:p>
          </table:table-cell>
        </table:table-row>
        <table:table-row table:style-name="ro1">
          <table:table-cell/>
        </table:table-row>
        <table:table-row table:style-name="ro2">
          <table:table-cell table:style-name="ce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EITO ÀS DIVERSAS FORMAS DE VIDA</text:p>
          </table:table-cell>
        </table:table-row>
        <table:table-row table:style-name="ro1">
          <table:table-cell office:value-type="string">
            <text:p>6.1.1 O AMBIENTE ESCOLAR É CONSIDERADO COMO PARTE INTEGRANTE DO MEIO AMBIENTE? </text:p>
          </table:table-cell>
        </table:table-row>
        <table:table-row table:style-name="ro1">
          <table:table-cell office:value-type="string">
            <text:p>6.1.2 OLHANDO PARA O LUGAR EM QUE VOCÊ VIVE, VOCÊ CONSIDERA QUE EXISTE RESPEITO A TODOS OS ELEMENTOS QUE COMPÕEM A NATUREZA, TAIS COMO A ÁGUA, O SOLO, O AR, OS ORGANISMOS E AS ATIVIDADES HUMANAS? </text:p>
          </table:table-cell>
        </table:table-row>
        <table:table-row table:style-name="ro1">
          <table:table-cell office:value-type="string">
            <text:p>6.1.3 VOCÊ SE CONSIDERA RESPONSÁVEL PELA PRESERVAÇÃO DAS VÁRIAS ESPÉCIES DE VIDA NO PLANETA? </text:p>
          </table:table-cell>
        </table:table-row>
        <table:table-row table:style-name="ro1">
          <table:table-cell office:value-type="string">
            <text:p>6.1.4 VOCÊ CONSIDERA QUE A SUA ESCOLA VEM LHE PROPORCIONANDO UMA MAIOR CONSCIENTIZAÇÃO SOBRE A IMPORTÂNCIA DE CUIDAR BEM DO NOSSO PLANETA? </text:p>
          </table:table-cell>
        </table:table-row>
        <table:table-row table:style-name="ro1">
          <table:table-cell office:value-type="string">
            <text:p>6.1.5 A ESCOLA COSTUMA DEBATER TEMAS COMO ECOLOGIA, PRESERVAÇÃO DE ECOSSISTEMAS, MUDANÇAS CLIMÁTICAS, DESMATAMENTO, CONTAMINAÇÃO DAS ÁGUAS, CONSUMO DE ENERGIA, ENTRE OUTROS TEMAS IMPORTANTES PARA A PRESERVAÇÃO AMBIENTA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PRÁTICAS ECOPEDAGÓGICAS</text:p>
          </table:table-cell>
        </table:table-row>
        <table:table-row table:style-name="ro1">
          <table:table-cell office:value-type="string">
            <text:p>6.2.1 A ESCOLA REAPROVEITA MATERIAIS ESCOLARES (PAPEL, LÁPIS DE COR ETC.), EXPLORANDO PEDAGOGICAMENTE ESSA PRÁTICA JUNTO AOS EDUCANDOS? </text:p>
          </table:table-cell>
        </table:table-row>
        <table:table-row table:style-name="ro1">
          <table:table-cell office:value-type="string">
            <text:p>6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6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6.2.4 EXISTEM ACORDOS E PROCEDIMENTOS ESPECÍFICOS ENVOLVENDO A COMUNIDADE ESCOLAR PARA EVITAR O DESPERDÍCIO DE ENERGIA ELÉTRICA E ÁGUA NA ESCOLA? </text:p>
          </table:table-cell>
        </table:table-row>
        <table:table-row table:style-name="ro1">
          <table:table-cell office:value-type="string">
            <text:p>6.2.5 A ESCOLA DESENVOLVE PROGRAMA ESPECÍFICO PARA O RECOLHIMENTO DE PILHAS E BATERIAS USADAS DE CELULAR? </text:p>
          </table:table-cell>
        </table:table-row>
        <table:table-row table:style-name="ro1">
          <table:table-cell office:value-type="string">
            <text:p>6.2.6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6.2.7 OLHANDO PARA A ESCOLA, VOCÊ ACHA QUE ELA CUIDA BEM DO MEIO AMBIENTE? </text:p>
          </table:table-cell>
        </table:table-row>
        <table:table-row table:style-name="ro1">
          <table:table-cell office:value-type="string">
            <text:p>6.2.8 EXISTEM ACORDOS E PROCEDIMENTOS ENVOLVENDO OS MEMBROS DA SUA FAMÍLIA PARA EVITAR O DESPERDÍCIO DE ENERGIA ELÉTRICA E DE ÁGUA EM SUA CASA? </text:p>
          </table:table-cell>
        </table:table-row>
        <table:table-row table:style-name="ro1">
          <table:table-cell office:value-type="string">
            <text:p>6.2.9 NA SUA CASA, VOCÊ E SUA FAMÍLIA COSTUMAM SEPARAR O LIXO ORGÂNICO DO RECICLÁVEL?</text:p>
          </table:table-cell>
        </table:table-row>
        <table:table-row table:style-name="ro1">
          <table:table-cell/>
        </table:table-row>
        <table:table-row table:style-name="ro2">
          <table:table-cell table:style-name="ce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DEMOCRATIZAÇÃO DA GESTÃO E DA INFORMAÇÃO</text:p>
          </table:table-cell>
        </table:table-row>
        <table:table-row table:style-name="ro1">
          <table:table-cell office:value-type="string">
            <text:p>7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7.1.2 AS INFORMAÇÕES CIRCULAM DE MANEIRA RÁPIDA E PRECISA ENTRE A COMUNIDADE ESCOLAR? </text:p>
          </table:table-cell>
        </table:table-row>
        <table:table-row table:style-name="ro1">
          <table:table-cell office:value-type="string">
            <text:p>7.1.3 A DIREÇÃO PRESTA CONTAS À COMUNIDADE ESCOLAR (FAMILIARES, RESPONSÁVEIS, PROFESSORES, FUNCIONÁRIOS), APRESENTANDO REGULARMENTE O ORÇAMENTO DA ESCOLA E SEUS GAST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CONSELHOS ATUANTES</text:p>
          </table:table-cell>
        </table:table-row>
        <table:table-row table:style-name="ro1">
          <table:table-cell office:value-type="string">
            <text:p>7.2.1 VOCÊ SABE O QUE FAZ O CONSELHO DE GESTÃO COMPARTILHADA (CGC) DA ESCOLA?</text:p>
          </table:table-cell>
        </table:table-row>
        <table:table-row table:style-name="ro1">
          <table:table-cell office:value-type="string">
            <text:p>7.2.2 SEU SEGMENTO TEM PARTICIPAÇÃO EFETIVA NO CGC?</text:p>
          </table:table-cell>
        </table:table-row>
        <table:table-row table:style-name="ro1">
          <table:table-cell office:value-type="string">
            <text:p>7.2.3 VOCÊ CONHECE SEUS REPRESENTANTES NO CGC?</text:p>
          </table:table-cell>
        </table:table-row>
        <table:table-row table:style-name="ro1">
          <table:table-cell office:value-type="string">
            <text:p>7.2.4 AS INFORMAÇÕES DELIBERADAS NAS REUNIÕES DO CGC SÃO SOCIALIZ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3 PARTICIPAÇÃO EFETIVA DE EDUCANDOS, PAIS, RESPONSÁVEIS E COMUNIDADE EM GERAL</text:p>
          </table:table-cell>
        </table:table-row>
        <table:table-row table:style-name="ro1">
          <table:table-cell office:value-type="string">
            <text:p>7.3.1 HÁ GRUPOS ESTUDANTIS OU OUTROS GRUPOS JUVENIS PARTICIPANDO DA TOMADA DE DECISÕES NA ESCOLA E AJUDANDO OS EDUCANDOS A SE ORGANIZAREM? </text:p>
          </table:table-cell>
        </table:table-row>
        <table:table-row table:style-name="ro1">
          <table:table-cell office:value-type="string">
            <text:p>7.3.2 EXISTEM ESPAÇOS E TEMPOS EM QUE TODOS (EDUCANDOS, DIRETOR, PROFESSORES, FUNCIONÁRIOS, PAIS, RESPONSÁVEIS E OUTRAS PESSOAS DA COMUNIDADE) POSSAM DISCUTIR E NEGOCIAR ENCAMINHAMENTOS RELATIVOS AO ANDAMENTO DA ESCOLA? </text:p>
          </table:table-cell>
        </table:table-row>
        <table:table-row table:style-name="ro1">
          <table:table-cell office:value-type="string">
            <text:p>7.3.3 NAS REUNIÕES DO CONSELHO DE CLASSE, A ESCOLA INCENTIVA A PARTICIPAÇÃO DOS EDUCANDOS? </text:p>
          </table:table-cell>
        </table:table-row>
        <table:table-row table:style-name="ro1">
          <table:table-cell office:value-type="string">
            <text:p>7.3.4 A ESCOLA SE MANTÉM ABERTA AOS FINAIS DE SEMANA PARA QUE A COMUNIDADE POSSA USUFRUIR DO ESPAÇO (SALAS, PÁTIO, QUADRAS DE ESPORTE, BIBLIOTECA ETC.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4 PARCERIAS LOCAIS E RELACIONAMENTO DA ESCOLA COM OS SERVIÇOS PÚBLICOS </text:p>
          </table:table-cell>
        </table:table-row>
        <table:table-row table:style-name="ro1">
          <table:table-cell office:value-type="string">
            <text:p>7.4.1 EXISTE UMA PARCERIA DA ESCOLA COM OS SERVIÇOS PÚBLICOS LOCAIS?</text:p>
          </table:table-cell>
        </table:table-row>
        <table:table-row table:style-name="ro1">
          <table:table-cell office:value-type="string">
            <text:p>7.4.2 A ESCOLA ENCAMINHA OS JOVENS, ADULTOS E IDOSOS PARA O SERVIÇO DE SAÚDE QUANDO NECESSÁRIO?</text:p>
          </table:table-cell>
        </table:table-row>
        <table:table-row table:style-name="ro1">
          <table:table-cell/>
        </table:table-row>
        <table:table-row table:style-name="ro2">
          <table:table-cell table:style-name="ce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SUFICIÊNCIA DA EQUIPE ESCOLAR E CONDIÇÕES DE TRABALHO</text:p>
          </table:table-cell>
        </table:table-row>
        <table:table-row table:style-name="ro1">
          <table:table-cell office:value-type="string">
            <text:p>8.1.1 A ESCOLA DISPÕE DA QUANTIDADE DE PROFESSORES DE QUE NECESSITA? </text:p>
          </table:table-cell>
        </table:table-row>
        <table:table-row table:style-name="ro1">
          <table:table-cell office:value-type="string">
            <text:p>8.1.2 O NÚMERO DE FUNCIONÁRIOS É SUFICIENTE PARA O BOM FUNCIONAMENTO DA ESCOLA? </text:p>
          </table:table-cell>
        </table:table-row>
        <table:table-row table:style-name="ro1">
          <table:table-cell office:value-type="string">
            <text:p>8.1.3 A REMOÇÃO E TRANSFERÊNCIA FUNCIONAL TÊM PREJUDICADO UM MELHOR DESEMPENHO DA EQUIPE ESCOLAR? </text:p>
          </table:table-cell>
        </table:table-row>
        <table:table-row table:style-name="ro1">
          <table:table-cell office:value-type="string">
            <text:p>8.1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ASSIDUIDADE DA EQUIPE ESCOLAR </text:p>
          </table:table-cell>
        </table:table-row>
        <table:table-row table:style-name="ro1">
          <table:table-cell office:value-type="string">
            <text:p>8.2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8.2.2 OS PROFESSORES COMEÇAM E TERMINAM AS AULAS PONTUALMENTE?</text:p>
          </table:table-cell>
        </table:table-row>
        <table:table-row table:style-name="ro1">
          <table:table-cell office:value-type="string">
            <text:p>8.2.3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8.2.4 ESTA QUESTÃO NÃO SE REFERE A ESTE SEGMENTO.</text:p>
          </table:table-cell>
        </table:table-row>
        <table:table-row table:style-name="ro1">
          <table:table-cell/>
        </table:table-row>
        <table:table-row table:style-name="ro2">
          <table:table-cell table:style-name="ce2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PROCESSOS DE ALFABETIZAÇÃO E LETRAMEN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EXISTÊNCIA DE PRÁTICAS ALFABETIZADORAS NA ESCOLA </text:p>
          </table:table-cell>
        </table:table-row>
        <table:table-row table:style-name="ro1">
          <table:table-cell office:value-type="string">
            <text:p>9.1.1 AS ATIVIDADES PROPOSTAS EM SALA DE AULA ESTIMULAM NOS JOVENS, ADULTOS E IDOSOS A NECESSIDADE DE ESCREVER?</text:p>
          </table:table-cell>
        </table:table-row>
        <table:table-row table:style-name="ro1">
          <table:table-cell office:value-type="string">
            <text:p>9.1.2 PELO MENOS SEMANALMENTE, OS EDUCANDOS PARTICIPAM DE PROJETOS OU ATIVIDADES NO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text:s/></text:p>
          </table:table-cell>
        </table:table-row>
        <table:table-row table:style-name="ro1">
          <table:table-cell office:value-type="string">
            <text:p>9.1.3 OS PROFESSORES PROMOVEM LEITURAS, CONSIDERANDO OS DIFERENTES GÊNEROS LITERÁRIOS (POR EXEMPLO: COMENTAM AS HISTÓRIAS LIDAS; ESCREVEM AS HISTÓRIAS LIDAS; RECONTAM AS HISTÓRIAS LIDAS; INVENTAM NOVAS HISTÓRIAS A PARTIR DAS HISTÓRIAS LIDAS; FAZEM RELAÇÕES COM OUTROS TEXTOS CONHECIDOS, ENTRE OUTROS)?</text:p>
          </table:table-cell>
        </table:table-row>
        <table:table-row table:style-name="ro1">
          <table:table-cell office:value-type="string">
            <text:p>9.1.4 OS PROFESSORES VALORIZAM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, ENTRE OUTROS)? </text:p>
          </table:table-cell>
        </table:table-row>
        <table:table-row table:style-name="ro1">
          <table:table-cell office:value-type="string">
            <text:p>9.1.5 OS PROFESSORES UTILIZAM ESTRATÉGIAS PLANEJADAS PARA AJUDAR OS EDUCANDOS NA COMPREENSÃO E NA INTERPRETAÇÃO DOS TEXTOS LIDOS (POR EXEMPLO: USAM DIFERENTES TIPOS DE GÊNEROS DE TEXTO NAS ATIVIDADES; CONHECEM COM ANTECEDÊNCIA O CONTEÚDO DOS TEXTOS QUE OS EDUCANDOS IRÃO LER; GERAM EXPECTATIVA EM RELAÇÃO AO TEXTO QUE OS EDUCANDOS IRÃO LER; FAZEM PERGUNTAS QUE LEVEM A SUPOSIÇÕES SOBRE A HISTÓRIA; FAZEM COMENTÁRIOS E PERGUNTAS SOBRE AQUILO QUE OS EDUCANDOS LERAM E PROMOVEM O DIÁLOGO SOBRE O TEXTO; ASSEGURAM QUE OS EDUCANDOS DESENVOLVAM A ATITUDE DE OUVIR A INTERPRETAÇÃO DOS COLEGAS,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AMPLIAÇÃO DAS CAPACIDADES DE LEITURA E ESCRITA DOS EDUCANDOS </text:p>
          </table:table-cell>
        </table:table-row>
        <table:table-row table:style-name="ro1">
          <table:table-cell office:value-type="string">
            <text:p>9.2.1 OS EDUCANDOS LEEM PELO MENOS UM LIVRO POR MÊS, PARA SER USADO EM ATIVIDADES RELACIONADAS ÀS MATÉRIAS ESCOLARES? </text:p>
          </table:table-cell>
        </table:table-row>
        <table:table-row table:style-name="ro1">
          <table:table-cell office:value-type="string">
            <text:p>9.2.2 OS PROFESSORES REALIZAM, PELO MENOS UMA VEZ POR MÊS, ATIVIDADES QUE ENVOLVEM O PLANEJAMENTO, A PRODUÇÃO E A REVISÃO DE TEXTO, PELOS EDUCANDOS, SOBRE DIFERENTES ASSUNT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ACESSO E BOM APROVEITAMENTO DA BIBLIOTECA OU SALA DE LEITURA, DOS EQUIPAMENTOS DE INFORMÁTICA E DA INTERNET</text:p>
          </table:table-cell>
        </table:table-row>
        <table:table-row table:style-name="ro1">
          <table:table-cell office:value-type="string">
            <text:p>9.3.1 A ESCOLA TEM UMA BIBLIOTECA OU SALA DE LEITURA COM UM ACERVO DIVERSIFICADO (LIVROS QUE ATENDAM OS INTERESSES DO PÚBLICO JOVEM, ADULTO E IDOSO)?</text:p>
          </table:table-cell>
        </table:table-row>
        <table:table-row table:style-name="ro1">
          <table:table-cell office:value-type="string">
            <text:p>9.3.2 MATERIAIS PRODUZIDOS PELOS EDUCANDOS E PROFESSORES, ORGANIZAÇÕES LOCAIS OU MEMBROS DA PRÓPRIA COMUNIDADE SÃO DISPONIBILIZADOS NA BIBLIOTECA OU SALA DE LEITURA?</text:p>
          </table:table-cell>
        </table:table-row>
        <table:table-row table:style-name="ro1">
          <table:table-cell office:value-type="string">
            <text:p>9.3.3 A BIBLIOTECA OU SALA DE LEITURA TEM UM PROFISSIONAL CAPACITADO PARA PROMOVER UM BOM USO DO ESPAÇO E ATENDER O PÚBLICO EM TODOS OS TURNOS?</text:p>
          </table:table-cell>
        </table:table-row>
        <table:table-row table:style-name="ro1">
          <table:table-cell office:value-type="string">
            <text:p>9.3.4 OS EDUCANDOS FAZEM USO DA BIBLIOTECA OU SALA DE LEITURA, EM HORÁRIO LETIVO, PELO MENOS UMA VEZ POR SEMANA, FAZENDO PESQUISAS E LEITURAS?</text:p>
          </table:table-cell>
        </table:table-row>
        <table:table-row table:style-name="ro1">
          <table:table-cell office:value-type="string">
            <text:p>9.3.5 A COMUNIDADE ESCOLAR FAZ EMPRÉSTIMOS DE LIVROS DO ACERVO DA ESCOLA (PARA LER EM CASA OU NA ESCOLA)?</text:p>
          </table:table-cell>
        </table:table-row>
        <table:table-row table:style-name="ro1">
          <table:table-cell office:value-type="string">
            <text:p>9.3.6 OS EDUCANDOS USAM COMPUTADORES E A INTERNET PARA APRIMORAR A LEITURA E A ESCRITA, PELO MENOS UMA VEZ POR SEMANA, DURANTE O HORÁRIO DAS AULAS?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DESCRIÇÃO DA SÍNTESE DOS APONTAMENTOS DO GRUPO A PARTIR DAS QUESTÕES E INDICADORES DESTA DIMENSÃO</text:p>
          </table:table-cell>
        </table:table-row>
        <table:table-row table:style-name="ro1">
          <table:table-cell office:value-type="string">
            <text:p>PRÁTICAS CONSOLIDADAS</text:p>
          </table:table-cell>
        </table:table-row>
        <table:table-row table:style-name="ro1">
          <table:table-cell office:value-type="string">
            <text:p>PRÁTICAS QUE PRECISAM AVANÇAR</text:p>
          </table:table-cell>
        </table:table-row>
      </table:table>
      <table:table table:name="EJA_ Funcionários" table:style-name="ta1" table:print="false"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JA_ Funcionári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alun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</text:p>
          </table:table-cell>
        </table:table-row>
        <table:table-row table:style-name="ro1">
          <table:table-cell office:value-type="string">
            <text:p>1.2.1 Você gosta de trabalhar na escola? </text:p>
          </table:table-cell>
        </table:table-row>
        <table:table-row table:style-name="ro1">
          <table:table-cell office:value-type="string">
            <text:p>1.2.2 Você percebe os professores e funcionários da escola felizes com o trabalho que ali desenvolvem? </text:p>
          </table:table-cell>
        </table:table-row>
        <table:table-row table:style-name="ro1">
          <table:table-cell office:value-type="string">
            <text:p>1.2.3 A escola promove festas e eventos com a participação efetiva de familiares, educandos, professores e funcionári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é crime, como é o caso de atos preconceituosos contra pessoas com deficiência, povos indígenas, povos do campo, mulheres, negros, homossexuais e outros?</text:p>
          </table:table-cell>
        </table:table-row>
        <table:table-row table:style-name="ro1">
          <table:table-cell office:value-type="string">
            <text:p>1.3.2 O ambiente escolar estimula o fortalecimento dos laços de amizade, não importando se são negros, brancos, pessoas com deficiência, portadores de transtornos invasivos do desenvolvimento (TIDs), homens ou mulheres, homossexuais ou não? </text:p>
          </table:table-cell>
        </table:table-row>
        <table:table-row table:style-name="ro1">
          <table:table-cell office:value-type="string">
            <text:p>1.3.3 A escola acolhe jovens com deficiência nas mesmas atividades propostas aos educandos sem deficiênci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Os princípios de convivência da escola são claros, conhecidos e respeitados por toda a comunidade escolar?</text:p>
          </table:table-cell>
        </table:table-row>
        <table:table-row table:style-name="ro1">
          <table:table-cell office:value-type="string">
            <text:p>1.4.2 Na escola, a cada ano letivo, há movimentos coletivos de elaboração dos princípios de convivência escolar?</text:p>
          </table:table-cell>
        </table:table-row>
        <table:table-row table:style-name="ro1">
          <table:table-cell office:value-type="string">
            <text:p>1.4.3 Os profissionais da escola (diretor, professore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 office:value-type="string">
            <text:p>1.4.4 Há reflexão coletiva e participação de todos os segmentos envolvidos (educandos, professores, diretor e demais funcionários da escola) nos encaminhamentos em relação ao não cumprimento de regras e combina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Professores, diretor e funcionários se tratam bem e se respeitam?</text:p>
          </table:table-cell>
        </table:table-row>
        <table:table-row table:style-name="ro1">
          <table:table-cell office:value-type="string">
            <text:p>1.5.2 As pessoas que trabalham na escola (professores, funcionários e diretor) se sentem respeitadas e valorizadas pelos educandos? </text:p>
          </table:table-cell>
        </table:table-row>
        <table:table-row table:style-name="ro1">
          <table:table-cell office:value-type="string">
            <text:p>1.5.3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os jovens, adultos e idosos</text:p>
          </table:table-cell>
        </table:table-row>
        <table:table-row table:style-name="ro1">
          <table:table-cell office:value-type="string">
            <text:p>1.6.1 A comunidade escolar (educandos, professores, diretor, demais profissionais) conhece e respeita os direitos estabelecidos pelo Estatuto da Criança e do Adolescente (ECA) e pelo Estatuto do Idoso? </text:p>
          </table:table-cell>
        </table:table-row>
        <table:table-row table:style-name="ro1">
          <table:table-cell office:value-type="string">
            <text:p>1.6.2 O ECA e o Estatuto do Idoso são abordados nas salas de aula ou em outras atividades realizadas na escola? <text:s/></text:p>
          </table:table-cell>
        </table:table-row>
        <table:table-row table:style-name="ro1">
          <table:table-cell office:value-type="string">
            <text:p>1.6.3 A escola permite que os educandos da EJA entrem na sala de aula depois do início das aulas, dialogando com todos sobre a importância do cumprimento dos horários, mas reconhecendo as dificuldades enfrentadas pelos educandos trabalhadores para chegar à escola?</text:p>
          </table:table-cell>
        </table:table-row>
        <table:table-row table:style-name="ro1">
          <table:table-cell office:value-type="string">
            <text:p>1.6.4 A escola aceita matricular educandos em qualquer época do ano, buscando com isso valorizar a iniciativa e o desejo de estudar daqueles que procuram por vaga na EJ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Ambiente físico escolar </text:p>
          </table:table-cell>
        </table:table-row>
        <table:table-row table:style-name="ro1">
          <table:table-cell office:value-type="string">
            <text:p>1.7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1.7.2 O espaço para a prática de esportes é bem aproveitado por todos os educandos?</text:p>
          </table:table-cell>
        </table:table-row>
        <table:table-row table:style-name="ro1">
          <table:table-cell office:value-type="string">
            <text:p>1.7.3 As salas de aula permitem a reorganização do mobiliário de acordo com as atividades diversificadas nela desenvolvidas, tais como: roda de conversa e trabalho em grupo, entre outros?</text:p>
          </table:table-cell>
        </table:table-row>
        <table:table-row table:style-name="ro1">
          <table:table-cell office:value-type="string">
            <text:p>1.7.4 Os espaços da escola estão disponibilizados para a realização de atividades diversificadas extraclasse? </text:p>
          </table:table-cell>
        </table:table-row>
        <table:table-row table:style-name="ro1">
          <table:table-cell office:value-type="string">
            <text:p>1.7.5 Há banheiros disponíveis, limpos e em boas condições de uso para todos?</text:p>
          </table:table-cell>
        </table:table-row>
        <table:table-row table:style-name="ro1">
          <table:table-cell office:value-type="string">
            <text:p>1.7.6 Há banheiros disponíveis, limpos e em boas condições de uso para educandos com deficiência?</text:p>
          </table:table-cell>
        </table:table-row>
        <table:table-row table:style-name="ro1">
          <table:table-cell office:value-type="string">
            <text:p>1.7.7 O prédio escolar é seguro para todos os educandos?</text:p>
          </table:table-cell>
        </table:table-row>
        <table:table-row table:style-name="ro1">
          <table:table-cell office:value-type="string">
            <text:p>1.7.8 O prédio da escola está devidamente conservado, tem aparência atrativa com plantas, árvores bem cuidadas?</text:p>
          </table:table-cell>
        </table:table-row>
        <table:table-row table:style-name="ro1">
          <table:table-cell office:value-type="string">
            <text:p>1.7.9 Há lixeiras espalhadas por toda a escola para facilitar o seu uso?</text:p>
          </table:table-cell>
        </table:table-row>
        <table:table-row table:style-name="ro1">
          <table:table-cell office:value-type="string">
            <text:p>1.7.10 Há vias para acesso de pessoas com deficiência, em boas condições de us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Projeto Eco-Politico-Pedagógico (PEPP) definido e conhecido por todos</text:p>
          </table:table-cell>
        </table:table-row>
        <table:table-row table:style-name="ro1">
          <table:table-cell office:value-type="string">
            <text:p>2.1.1 A escola possui um projeto escrito, em forma de documento, que estabelece e traduz a sua identidade como instituição escolar? </text:p>
          </table:table-cell>
        </table:table-row>
        <table:table-row table:style-name="ro1">
          <table:table-cell office:value-type="string">
            <text:p>2.1.2 Você conhece o PEPP da escola?</text:p>
          </table:table-cell>
        </table:table-row>
        <table:table-row table:style-name="ro1">
          <table:table-cell office:value-type="string">
            <text:p>2.1.3 Você conhece o Plano de Trabalho Anual (PTA) da escola?</text:p>
          </table:table-cell>
        </table:table-row>
        <table:table-row table:style-name="ro1">
          <table:table-cell office:value-type="string">
            <text:p>2.1.4 Você está participando ativamente da elaboração, avaliação e monitoramento do PEPP e do P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Planejamento</text:p>
          </table:table-cell>
        </table:table-row>
        <table:table-row table:style-name="ro1">
          <table:table-cell office:value-type="string">
            <text:p>2.2.1 Esta questão não se refere a este segmento.</text:p>
          </table:table-cell>
        </table:table-row>
        <table:table-row table:style-name="ro1">
          <table:table-cell office:value-type="string">
            <text:p>2.2.2 Esta questão não se refere a este segmento.</text:p>
          </table:table-cell>
        </table:table-row>
        <table:table-row table:style-name="ro1">
          <table:table-cell office:value-type="string">
            <text:p>2.2.3 Esta questão não se refere a este segmento.</text:p>
          </table:table-cell>
        </table:table-row>
        <table:table-row table:style-name="ro1">
          <table:table-cell office:value-type="string">
            <text:p>2.2.4 Esta questão não se refere a este segmento.</text:p>
          </table:table-cell>
        </table:table-row>
        <table:table-row table:style-name="ro1">
          <table:table-cell office:value-type="string">
            <text:p>2.2.5 Esta questão não se refere a este segmento.</text:p>
          </table:table-cell>
        </table:table-row>
        <table:table-row table:style-name="ro1">
          <table:table-cell office:value-type="string">
            <text:p>2.2.6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Contextualização</text:p>
          </table:table-cell>
        </table:table-row>
        <table:table-row table:style-name="ro1">
          <table:table-cell office:value-type="string">
            <text:p>2.3.1 Gestores,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2.3.2 A escola promove ações/projetos no bairro e na cidade para que os educandos conheçam e aprendam a usar os equipamentos públicos da região (postos de saúde, hospitais, parques, praças, monumentos, museus, bibliotecas, centros culturais, Conselho Tutelar, Vara da Infância etc.)? </text:p>
          </table:table-cell>
        </table:table-row>
        <table:table-row table:style-name="ro1">
          <table:table-cell office:value-type="string">
            <text:p>2.3.3 Temáticas importantes para o processo educativo são tratadas na escola com os educandos (sexualidade, gravidez, alcoolismo e drogas, violência, emprego e desemprego, tráfico de drogas, namoro, relacionamento com os pais, amizade etc.) de acordo com a faixa etária e as deman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Variedades das estratégias e dos recursos de ensino-aprendizagem</text:p>
          </table:table-cell>
        </table:table-row>
        <table:table-row table:style-name="ro1">
          <table:table-cell office:value-type="string">
            <text:p>2.4.1 Os professores fazem uso de diferentes recursos pedagógicos (Internet, jornais, revistas, livros diversos, obras de arte, filmes) no ambiente escolar? </text:p>
          </table:table-cell>
        </table:table-row>
        <table:table-row table:style-name="ro1">
          <table:table-cell office:value-type="string">
            <text:p>2.4.2 Os professores propõem atividades fora da escola, como visita a museus, bibliotecas, peças teatrais, concertos, excursões etc.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5 Orientação para o mundo do trabalho </text:p>
          </table:table-cell>
        </table:table-row>
        <table:table-row table:style-name="ro1">
          <table:table-cell office:value-type="string">
            <text:p>2.5.1 Esta questão não se refere a este segmento.</text:p>
          </table:table-cell>
        </table:table-row>
        <table:table-row table:style-name="ro1">
          <table:table-cell office:value-type="string">
            <text:p>2.5.2 Os educandos vêm recebendo orientação profissional de modo a favorecer a ampliação de seus saber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6 Incentivo à autonomia e ao trabalho coletivo </text:p>
          </table:table-cell>
        </table:table-row>
        <table:table-row table:style-name="ro1">
          <table:table-cell office:value-type="string">
            <text:p>2.6.1 Esta questão não se refere a este segmento.</text:p>
          </table:table-cell>
        </table:table-row>
        <table:table-row table:style-name="ro1">
          <table:table-cell office:value-type="string">
            <text:p>2.6.2 Esta questão não se refere a este segmento.</text:p>
          </table:table-cell>
        </table:table-row>
        <table:table-row table:style-name="ro1">
          <table:table-cell office:value-type="string">
            <text:p>2.6.3 A escola realiza feiras ou exposições com as criações dos educandos (por exemplo, desenhos, poemas, invenções)? </text:p>
          </table:table-cell>
        </table:table-row>
        <table:table-row table:style-name="ro1">
          <table:table-cell office:value-type="string">
            <text:p>2.6.4 Esta questão não se refere a este segmento.</text:p>
          </table:table-cell>
        </table:table-row>
        <table:table-row table:style-name="ro1">
          <table:table-cell office:value-type="string">
            <text:p>2.6.5 Os educandos são incentivados e orientados a desenvolverem pesquisas e experimentos? </text:p>
          </table:table-cell>
        </table:table-row>
        <table:table-row table:style-name="ro1">
          <table:table-cell office:value-type="string">
            <text:p>2.6.6 Os educandos são estimulados e apoiados a desenvolverem projetos de sua própria autoria que favoreçam a comunidade escolar como um tod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7 Prática pedagógica de apoio à diversidade </text:p>
          </table:table-cell>
        </table:table-row>
        <table:table-row table:style-name="ro1">
          <table:table-cell office:value-type="string">
            <text:p>2.7.1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1">
          <table:table-cell office:value-type="string">
            <text:p>2.7.2 A escola é um espaço de respeito à criação e à expressão das tradições culturais dos jovens, adultos, idosos e das famílias e da comunidade?</text:p>
          </table:table-cell>
        </table:table-row>
        <table:table-row table:style-name="ro1">
          <table:table-cell office:value-type="string">
            <text:p>2.7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8 Atuação do corpo técnico pedagógico (CTP)</text:p>
          </table:table-cell>
        </table:table-row>
        <table:table-row table:style-name="ro1">
          <table:table-cell office:value-type="string">
            <text:p>2.8.1 A equipe escolar é atendida e orientada pelo CTP?</text:p>
          </table:table-cell>
        </table:table-row>
        <table:table-row table:style-name="ro1">
          <table:table-cell office:value-type="string">
            <text:p>2.8.2 O CTP encaminha e orienta os profissionais e educandos quando estes possuam dificuldades?</text:p>
          </table:table-cell>
        </table:table-row>
        <table:table-row table:style-name="ro1">
          <table:table-cell office:value-type="string">
            <text:p>2.8.3 O CTP dialoga com os educandos,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2.8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Mecanismos de avaliação e monitoramento do processo de aprendizagem dos educandos </text:p>
          </table:table-cell>
        </table:table-row>
        <table:table-row table:style-name="ro1">
          <table:table-cell office:value-type="string">
            <text:p>3.1.1 Esta questão não se refere a este segmento.</text:p>
          </table:table-cell>
        </table:table-row>
        <table:table-row table:style-name="ro1">
          <table:table-cell office:value-type="string">
            <text:p>3.1.2 Esta questão não se refere a este segmento.</text:p>
          </table:table-cell>
        </table:table-row>
        <table:table-row table:style-name="ro1">
          <table:table-cell office:value-type="string">
            <text:p>3.1.3 Esta questão não se refere a este segmento.</text:p>
          </table:table-cell>
        </table:table-row>
        <table:table-row table:style-name="ro1">
          <table:table-cell office:value-type="string">
            <text:p>3.1.4 Os educandos podem mostrar suas aprendizagens e seus trabalhos de formas variadas (oralmente, por escrito, por meio de informática, de linguagem corporal, dos recursos das artes, de dinâmicas, entre outra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Participação dos educandos na avaliação de sua aprendizagem </text:p>
          </table:table-cell>
        </table:table-row>
        <table:table-row table:style-name="ro1">
          <table:table-cell office:value-type="string">
            <text:p>3.2.1 Esta questão não se refere a este segmento.</text:p>
          </table:table-cell>
        </table:table-row>
        <table:table-row table:style-name="ro1">
          <table:table-cell office:value-type="string">
            <text:p>3.2.2 Esta questão não se refere a este segmento.</text:p>
          </table:table-cell>
        </table:table-row>
        <table:table-row table:style-name="ro1">
          <table:table-cell office:value-type="string">
            <text:p>3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Avaliação do trabalho dos profissionais da escola </text:p>
          </table:table-cell>
        </table:table-row>
        <table:table-row table:style-name="ro1">
          <table:table-cell office:value-type="string">
            <text:p>3.3.1 Existe o interess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mpartilhamento, reflexão e uso das avaliações educacionais da Rede Municipal de Ensino de Osasco </text:p>
          </table:table-cell>
        </table:table-row>
        <table:table-row table:style-name="ro1">
          <table:table-cell office:value-type="string">
            <text:p>3.4.1 A Unidade Educacional tem compartilhado os resultados das avaliações anuais com a comunidade envolvida? </text:p>
          </table:table-cell>
        </table:table-row>
        <table:table-row table:style-name="ro1">
          <table:table-cell office:value-type="string">
            <text:p>3.4.2 A Unidade Educacional tem conseguido refletir e analisar coletivamente os resultados da avaliação educacional? </text:p>
          </table:table-cell>
        </table:table-row>
        <table:table-row table:style-name="ro1">
          <table:table-cell office:value-type="string">
            <text:p>3.4.3 Estão sendo desenvolvidas ações para os desafios apresentados pelos resultados da avaliação educacional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Atenção especial aos educandos que faltam, evadem ou abandonam </text:p>
          </table:table-cell>
        </table:table-row>
        <table:table-row table:style-name="ro1">
          <table:table-cell office:value-type="string">
            <text:p>4.1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4.1.2 A escola adota alguma medida para trazer de volta os educandos que se evadiram ou abandonaram a escola e propõe atividades de compensação de ausênci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Atenção aos educandos com alguma defasagem de aprendizagem </text:p>
          </table:table-cell>
        </table:table-row>
        <table:table-row table:style-name="ro1">
          <table:table-cell office:value-type="string">
            <text:p>4.2.1 No dia a dia, os professores dão atenção individual àqueles educandos que apresentam dificuldades de aprendizagem? </text:p>
          </table:table-cell>
        </table:table-row>
        <table:table-row table:style-name="ro1">
          <table:table-cell office:value-type="string">
            <text:p>4.2.2 A escola oferece oportunidades diversificadas aos educandos que têm dificuldades de aprendizage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Atenção às necessidades educativas da comunidade </text:p>
          </table:table-cell>
        </table:table-row>
        <table:table-row table:style-name="ro1">
          <table:table-cell office:value-type="string">
            <text:p>4.3.1 A escola costuma fazer campanhas junto à comunidade para que todos que estão fora da escola se matriculem? </text:p>
          </table:table-cell>
        </table:table-row>
        <table:table-row table:style-name="ro1">
          <table:table-cell office:value-type="string">
            <text:p>4.3.2 A escola, periodicamente, convida os jovens e adultos analfabetos ou que não têm o ensino fundamental completo para se inscreverem na EJA da prefeitura?</text:p>
          </table:table-cell>
        </table:table-row>
        <table:table-row table:style-name="ro1">
          <table:table-cell office:value-type="string">
            <text:p>4.3.3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Responsabilidade pela alimentação dos jovens, adultos e idosos </text:p>
          </table:table-cell>
        </table:table-row>
        <table:table-row table:style-name="ro1">
          <table:table-cell office:value-type="string">
            <text:p>5.1.1 A escola dispõe de um cardápio nutricional variado e rico que atenda às necessidades dos educandos?</text:p>
          </table:table-cell>
        </table:table-row>
        <table:table-row table:style-name="ro1">
          <table:table-cell office:value-type="string">
            <text:p>5.1.2 Os educandos possuem autonomia para se servirem (self-service)?</text:p>
          </table:table-cell>
        </table:table-row>
        <table:table-row table:style-name="ro1">
          <table:table-cell office:value-type="string">
            <text:p>5.1.3 As cozinheiras recebem formação com a equipe de nutricionistas para a devida adaptação do cardápio àqueles que necessitam de dietas especiais?</text:p>
          </table:table-cell>
        </table:table-row>
        <table:table-row table:style-name="ro1">
          <table:table-cell office:value-type="string">
            <text:p>5.1.4 Os educandos usufruem de um ambiente agradável e tranquilo para as refeiçõ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Limpeza, salubridade e conforto</text:p>
          </table:table-cell>
        </table:table-row>
        <table:table-row table:style-name="ro1">
          <table:table-cell office:value-type="string">
            <text:p>5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Segurança</text:p>
          </table:table-cell>
        </table:table-row>
        <table:table-row table:style-name="ro1">
          <table:table-cell office:value-type="string">
            <text:p>5.3.1 A escola dispõe de adequados equipamentos de segurança contra incêndio?</text:p>
          </table:table-cell>
        </table:table-row>
        <table:table-row table:style-name="ro1">
          <table:table-cell office:value-type="string">
            <text:p>5.3.2 A escola dispõe de profissionais treinados para eventuais emergências e acidentes?</text:p>
          </table:table-cell>
        </table:table-row>
        <table:table-row table:style-name="ro1">
          <table:table-cell office:value-type="string">
            <text:p>5.3.3 A escola tem procedimentos preestabelecidos, e conhecidos por todos, que devem ser tomados em caso de acidentes?</text:p>
          </table:table-cell>
        </table:table-row>
        <table:table-row table:style-name="ro1">
          <table:table-cell office:value-type="string">
            <text:p>5.3.4 A escola protege todos os pontos potencialmente perigosos do prédio para garantir a circulação segura dos idosos e evitar acident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4 Cuidados com a higiene e a saúde</text:p>
          </table:table-cell>
        </table:table-row>
        <table:table-row table:style-name="ro1">
          <table:table-cell office:value-type="string">
            <text:p>5.4.1 Informações de importância para a saúde humana são amplamente difundidas na comunidade escolar? </text:p>
          </table:table-cell>
        </table:table-row>
        <table:table-row table:style-name="ro1">
          <table:table-cell office:value-type="string">
            <text:p>5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1">
          <table:table-cell office:value-type="string">
            <text:p>5.4.3 A escola aborda adequadamente as curiosidades dos educandos em relação ao corpo e à sexualidade humana, não reprimindo as manifestações e interesses sobre tais assuntos?</text:p>
          </table:table-cell>
        </table:table-row>
        <table:table-row table:style-name="ro1">
          <table:table-cell office:value-type="string">
            <text:p>5.4.4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 office:value-type="string">
            <text:p>5.4.5 Os espaços são limpos e conservados periodicamente, de forma a prevenir contaminações?</text:p>
          </table:table-cell>
        </table:table-row>
        <table:table-row table:style-name="ro1">
          <table:table-cell office:value-type="string">
            <text:p>5.4.6 A escola promove a conscientização sobre a importância da higiene bucal? </text:p>
          </table:table-cell>
        </table:table-row>
        <table:table-row table:style-name="ro1">
          <table:table-cell office:value-type="string">
            <text:p>5.4.7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eito às diversas formas de vida</text:p>
          </table:table-cell>
        </table:table-row>
        <table:table-row table:style-name="ro1">
          <table:table-cell office:value-type="string">
            <text:p>6.1.1 O ambiente escolar é considerado como parte integrante do meio ambiente? </text:p>
          </table:table-cell>
        </table:table-row>
        <table:table-row table:style-name="ro1">
          <table:table-cell office:value-type="string">
            <text:p>6.1.2 Olhando para o lugar em que você vive, você considera que existe respeito a todos os elementos que compõem a natureza, tais como a água, o solo, o ar, os organismos e as atividades humanas? </text:p>
          </table:table-cell>
        </table:table-row>
        <table:table-row table:style-name="ro1">
          <table:table-cell office:value-type="string">
            <text:p>6.1.3 Você se considera responsável pela preservação das várias espécies de vida no planeta? </text:p>
          </table:table-cell>
        </table:table-row>
        <table:table-row table:style-name="ro1">
          <table:table-cell office:value-type="string">
            <text:p>6.1.4 Você considera que a sua escola vem lhe proporcionando uma maior conscientização sobre a importância de cuidar bem do nosso planeta? </text:p>
          </table:table-cell>
        </table:table-row>
        <table:table-row table:style-name="ro1">
          <table:table-cell office:value-type="string">
            <text:p>6.1.5 A escola costuma debater temas como ecologia, preservação de ecossistemas, mudanças climáticas, desmatamento, contaminação das águas, consumo de energia, entre outros temas importantes para a preservação ambienta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Práticas ecopedagógicas</text:p>
          </table:table-cell>
        </table:table-row>
        <table:table-row table:style-name="ro1">
          <table:table-cell office:value-type="string">
            <text:p>6.2.1 A escola reaproveita materiais escolares (papel, lápis de cor etc.) explorando pedagogicamente essa prática junto aos educandos? </text:p>
          </table:table-cell>
        </table:table-row>
        <table:table-row table:style-name="ro1">
          <table:table-cell office:value-type="string">
            <text:p>6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6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6.2.4 Existem acordos e procedimentos específicos envolvendo a comunidade escolar para se evitar o desperdício de energia elétrica e água na escola? </text:p>
          </table:table-cell>
        </table:table-row>
        <table:table-row table:style-name="ro1">
          <table:table-cell office:value-type="string">
            <text:p>6.2.5 A escola desenvolve programa específico para o recolhimento de pilhas e baterias usadas de celular? </text:p>
          </table:table-cell>
        </table:table-row>
        <table:table-row table:style-name="ro1">
          <table:table-cell office:value-type="string">
            <text:p>6.2.6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6.2.7 Olhando para a escola, você acha que ela cuida bem do meio ambiente? </text:p>
          </table:table-cell>
        </table:table-row>
        <table:table-row table:style-name="ro1">
          <table:table-cell office:value-type="string">
            <text:p>6.2.8 Existem acordos e procedimentos envolvendo os membros da sua família para evitar o desperdício de energia elétrica e de água em sua casa? </text:p>
          </table:table-cell>
        </table:table-row>
        <table:table-row table:style-name="ro1">
          <table:table-cell office:value-type="string">
            <text:p>6.2.9 Na sua casa, você e sua família costumam separar o lixo orgânico do reciclável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Democratização da gestão e da informação</text:p>
          </table:table-cell>
        </table:table-row>
        <table:table-row table:style-name="ro1">
          <table:table-cell office:value-type="string">
            <text:p>7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7.1.2 As informações circulam de maneira rápida e precisa entre a comunidade escolar? </text:p>
          </table:table-cell>
        </table:table-row>
        <table:table-row table:style-name="ro1">
          <table:table-cell office:value-type="string">
            <text:p>7.1.3 A direção presta contas à comunidade escolar (familiares, responsáveis, professores, funcionários), apresentando regularmente o orçamento da escola e seus gast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Conselhos atuantes</text:p>
          </table:table-cell>
        </table:table-row>
        <table:table-row table:style-name="ro1">
          <table:table-cell office:value-type="string">
            <text:p>7.2.1 Você sabe o que faz o Conselho de Gestão Compartilhada (CGC) da escola?</text:p>
          </table:table-cell>
        </table:table-row>
        <table:table-row table:style-name="ro1">
          <table:table-cell office:value-type="string">
            <text:p>7.2.2 Seu segmento tem participação efetiva no CGC?</text:p>
          </table:table-cell>
        </table:table-row>
        <table:table-row table:style-name="ro1">
          <table:table-cell office:value-type="string">
            <text:p>7.2.3 Você conhece seus representantes no CGC?</text:p>
          </table:table-cell>
        </table:table-row>
        <table:table-row table:style-name="ro1">
          <table:table-cell office:value-type="string">
            <text:p>7.2.4 As informações deliberadas nas reuniões do CGC são socializ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3 Participação efetiva de educandos, pais, responsáveis e comunidade em geral</text:p>
          </table:table-cell>
        </table:table-row>
        <table:table-row table:style-name="ro1">
          <table:table-cell office:value-type="string">
            <text:p>7.3.1 Há grupos estudantis ou outros grupos juvenis participando da tomada de decisões na escola e ajudando os educandos a se organizarem? </text:p>
          </table:table-cell>
        </table:table-row>
        <table:table-row table:style-name="ro1">
          <table:table-cell office:value-type="string">
            <text:p>7.3.2 Existem espaços e tempos em que todos (educandos, diretor, professores, funcionários, pais, responsáveis e outras pessoas da comunidade) possam discutir e negociar encaminhamentos relativos ao andamento da escola? </text:p>
          </table:table-cell>
        </table:table-row>
        <table:table-row table:style-name="ro1">
          <table:table-cell office:value-type="string">
            <text:p>7.3.3 Esta questão não se refere a este segmento.</text:p>
          </table:table-cell>
        </table:table-row>
        <table:table-row table:style-name="ro1">
          <table:table-cell office:value-type="string">
            <text:p>7.3.4 A escola se mantém aberta aos finais de semana para que a comunidade possa usufruir do espaço (salas, pátio, quadras de esporte, biblioteca etc.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4 Parcerias locais e relacionamento da escola com os serviços públicos </text:p>
          </table:table-cell>
        </table:table-row>
        <table:table-row table:style-name="ro1">
          <table:table-cell office:value-type="string">
            <text:p>7.4.1 Existe uma parceria da escola com os serviços públicos locais?</text:p>
          </table:table-cell>
        </table:table-row>
        <table:table-row table:style-name="ro1">
          <table:table-cell office:value-type="string">
            <text:p>7.4.2 A escola encaminha os jovens, adultos e idosos para o serviço de saúde, quando necessári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Suficiência da equipe escolar e condições de trabalho</text:p>
          </table:table-cell>
        </table:table-row>
        <table:table-row table:style-name="ro1">
          <table:table-cell office:value-type="string">
            <text:p>8.1.1 A escola dispõe da quantidade de professores de que necessita? </text:p>
          </table:table-cell>
        </table:table-row>
        <table:table-row table:style-name="ro1">
          <table:table-cell office:value-type="string">
            <text:p>8.1.2 O número de funcionários é suficiente para o bom funcionamento da escola? </text:p>
          </table:table-cell>
        </table:table-row>
        <table:table-row table:style-name="ro1">
          <table:table-cell office:value-type="string">
            <text:p>8.1.3 A remoção e transferência funcional têm prejudicado um melhor desempenho da equipe escolar? </text:p>
          </table:table-cell>
        </table:table-row>
        <table:table-row table:style-name="ro1">
          <table:table-cell office:value-type="string">
            <text:p>8.1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Assiduidade da equipe escolar </text:p>
          </table:table-cell>
        </table:table-row>
        <table:table-row table:style-name="ro1">
          <table:table-cell office:value-type="string">
            <text:p>8.2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8.2.2 Os professores começam e terminam as aulas pontualmente?</text:p>
          </table:table-cell>
        </table:table-row>
        <table:table-row table:style-name="ro1">
          <table:table-cell office:value-type="string">
            <text:p>8.2.3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8.2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Processos de alfabetização e letramen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Existência de práticas alfabetizadoras na escola </text:p>
          </table:table-cell>
        </table:table-row>
        <table:table-row table:style-name="ro1">
          <table:table-cell office:value-type="string">
            <text:p>9.1.1 As atividades propostas em sala de aula estimulam nos jovens, adultos e idosos a necessidade de escrever?</text:p>
          </table:table-cell>
        </table:table-row>
        <table:table-row table:style-name="ro1">
          <table:table-cell office:value-type="string">
            <text:p>9.1.2 Esta questão não se refere a este segmento.</text:p>
          </table:table-cell>
        </table:table-row>
        <table:table-row table:style-name="ro1">
          <table:table-cell office:value-type="string">
            <text:p>9.1.3 Esta questão não se refere a este segmento.</text:p>
          </table:table-cell>
        </table:table-row>
        <table:table-row table:style-name="ro1">
          <table:table-cell office:value-type="string">
            <text:p>9.1.4 A escola valoriza os textos elaborados pelos educandos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, entre outros)? </text:p>
          </table:table-cell>
        </table:table-row>
        <table:table-row table:style-name="ro1">
          <table:table-cell office:value-type="string">
            <text:p>9.1.5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Ampliação das capacidades de leitura e escrita dos educandos </text:p>
          </table:table-cell>
        </table:table-row>
        <table:table-row table:style-name="ro1">
          <table:table-cell office:value-type="string">
            <text:p>9.2.1 Esta questão não se refere a este segmento. </text:p>
          </table:table-cell>
        </table:table-row>
        <table:table-row table:style-name="ro1">
          <table:table-cell office:value-type="string">
            <text:p>9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Acesso e bom aproveitamento da biblioteca ou sala de leitura, dos equipamentos de informática e da internet</text:p>
          </table:table-cell>
        </table:table-row>
        <table:table-row table:style-name="ro1">
          <table:table-cell office:value-type="string">
            <text:p>9.3.1 A escola tem uma biblioteca ou sala de leitura com um acervo diversificado (livros que atendam os interesses do público jovem, adulto e idoso)?</text:p>
          </table:table-cell>
        </table:table-row>
        <table:table-row table:style-name="ro1">
          <table:table-cell office:value-type="string">
            <text:p>9.3.2 Materiais produzidos pelos educandos e professores, organizações locais ou membros da própria comunidade são disponibilizados na biblioteca ou sala de leitura?</text:p>
          </table:table-cell>
        </table:table-row>
        <table:table-row table:style-name="ro1">
          <table:table-cell office:value-type="string">
            <text:p>9.3.3 A biblioteca ou sala de leitura tem um profissional capacitado para promover um bom uso do espaço e atender o público em todos os turnos?</text:p>
          </table:table-cell>
        </table:table-row>
        <table:table-row table:style-name="ro1">
          <table:table-cell office:value-type="string">
            <text:p>9.3.4 Os educandos fazem uso da biblioteca ou sala de leitura, em horário letivo, pelo menos uma vez por semana?</text:p>
          </table:table-cell>
        </table:table-row>
        <table:table-row table:style-name="ro1">
          <table:table-cell office:value-type="string">
            <text:p>9.3.5 A comunidade escolar faz empréstimos de livros do acervo da escola (para ler em casa ou na escola)?</text:p>
          </table:table-cell>
        </table:table-row>
        <table:table-row table:style-name="ro1">
          <table:table-cell office:value-type="string">
            <text:p>9.3.6 Os educandos usam computadores e a internet para aprimorar a leitura e a escrita, pelo menos uma vez por semana, durante o horário das aulas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</table:table>
      <table:table table:name="EJA_Gestor_Professores" table:style-name="ta1" table:print="false"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JA_ Funcionári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alun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</text:p>
          </table:table-cell>
        </table:table-row>
        <table:table-row table:style-name="ro1">
          <table:table-cell office:value-type="string">
            <text:p>1.2.1 Você gosta de trabalhar na escola? </text:p>
          </table:table-cell>
        </table:table-row>
        <table:table-row table:style-name="ro1">
          <table:table-cell office:value-type="string">
            <text:p>1.2.2 Você percebe os professores e funcionários da escola felizes com o trabalho que ali desenvolvem? </text:p>
          </table:table-cell>
        </table:table-row>
        <table:table-row table:style-name="ro1">
          <table:table-cell office:value-type="string">
            <text:p>1.2.3 A escola promove festas e eventos com a participação efetiva de familiares, educandos, professores e funcionári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é crime, como é o caso de atos preconceituosos contra pessoas com deficiência, povos indígenas, povos do campo, mulheres, negros, homossexuais e outros?</text:p>
          </table:table-cell>
        </table:table-row>
        <table:table-row table:style-name="ro1">
          <table:table-cell office:value-type="string">
            <text:p>1.3.2 O ambiente escolar estimula o fortalecimento dos laços de amizade, não importando se são negros, brancos, pessoas com deficiência, portadores de transtornos invasivos do desenvolvimento (TIDs), homens ou mulheres, homossexuais ou não? </text:p>
          </table:table-cell>
        </table:table-row>
        <table:table-row table:style-name="ro1">
          <table:table-cell office:value-type="string">
            <text:p>1.3.3 A escola acolhe jovens com deficiência nas mesmas atividades propostas aos educandos sem deficiênci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</text:p>
          </table:table-cell>
        </table:table-row>
        <table:table-row table:style-name="ro1">
          <table:table-cell office:value-type="string">
            <text:p>1.4.1 Os princípios de convivência da escola são claros, conhecidos e respeitados por toda a comunidade escolar?</text:p>
          </table:table-cell>
        </table:table-row>
        <table:table-row table:style-name="ro1">
          <table:table-cell office:value-type="string">
            <text:p>1.4.2 Na escola, a cada ano letivo, há movimentos coletivos de elaboração dos princípios de convivência escolar?</text:p>
          </table:table-cell>
        </table:table-row>
        <table:table-row table:style-name="ro1">
          <table:table-cell office:value-type="string">
            <text:p>1.4.3 Os profissionais da escola (diretor, professore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 office:value-type="string">
            <text:p>1.4.4 Há reflexão coletiva e participação de todos os segmentos envolvidos (educandos, professores, diretor e demais funcionários da escola) nos encaminhamentos em relação ao não cumprimento de regras e combina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Professores, diretor e funcionários se tratam bem e se respeitam?</text:p>
          </table:table-cell>
        </table:table-row>
        <table:table-row table:style-name="ro1">
          <table:table-cell office:value-type="string">
            <text:p>1.5.2 As pessoas que trabalham na escola (professores, funcionários e diretor) se sentem respeitadas e valorizadas pelos educandos? </text:p>
          </table:table-cell>
        </table:table-row>
        <table:table-row table:style-name="ro1">
          <table:table-cell office:value-type="string">
            <text:p>1.5.3.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os jovens, adultos e idosos</text:p>
          </table:table-cell>
        </table:table-row>
        <table:table-row table:style-name="ro1">
          <table:table-cell office:value-type="string">
            <text:p>1.6.1 A comunidade escolar (educandos, professores, diretor, demais profissionais) conhece e respeita os direitos estabelecidos pelo Estatuto da Criança e do Adolescente (ECA) e pelo Estatuto do Idoso? </text:p>
          </table:table-cell>
        </table:table-row>
        <table:table-row table:style-name="ro1">
          <table:table-cell office:value-type="string">
            <text:p>1.6.2 O ECA e o Estatuto do Idoso são abordados nas salas de aula ou em outras atividades realizadas na escola? <text:s/></text:p>
          </table:table-cell>
        </table:table-row>
        <table:table-row table:style-name="ro1">
          <table:table-cell office:value-type="string">
            <text:p>1.6.3 A escola permite que os educandos da EJA entrem na sala de aula depois do início das aulas, dialogando com todos sobre a importância do cumprimento dos horários, mas reconhecendo as dificuldades enfrentadas pelos educandos trabalhadores para chegar à escola?</text:p>
          </table:table-cell>
        </table:table-row>
        <table:table-row table:style-name="ro1">
          <table:table-cell office:value-type="string">
            <text:p>1.6.4 A escola aceita matricular educandos em qualquer época do ano, buscando com isso valorizar a iniciativa e o desejo de estudar daqueles que procuram por vaga na EJ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Ambiente físico escolar </text:p>
          </table:table-cell>
        </table:table-row>
        <table:table-row table:style-name="ro1">
          <table:table-cell office:value-type="string">
            <text:p>1.7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1.7.2 O espaço para a prática de esportes é bem aproveitado por todos os educandos?</text:p>
          </table:table-cell>
        </table:table-row>
        <table:table-row table:style-name="ro1">
          <table:table-cell office:value-type="string">
            <text:p>1.7.3 As salas de aula permitem a reorganização do mobiliário de acordo com as atividades diversificadas nela desenvolvidas, tais como: roda de conversa e trabalho em grupo, entre outros?</text:p>
          </table:table-cell>
        </table:table-row>
        <table:table-row table:style-name="ro1">
          <table:table-cell office:value-type="string">
            <text:p>1.7.4 Os espaços da escola estão disponibilizados para a realização de atividades diversificadas extraclasse? </text:p>
          </table:table-cell>
        </table:table-row>
        <table:table-row table:style-name="ro1">
          <table:table-cell office:value-type="string">
            <text:p>1.7.5 Há banheiros disponíveis, limpos e em boas condições de uso para todos?</text:p>
          </table:table-cell>
        </table:table-row>
        <table:table-row table:style-name="ro1">
          <table:table-cell office:value-type="string">
            <text:p>1.7.6 Há banheiros disponíveis, limpos e em boas condições de uso para educandos com deficiência?</text:p>
          </table:table-cell>
        </table:table-row>
        <table:table-row table:style-name="ro1">
          <table:table-cell office:value-type="string">
            <text:p>1.7.7 O prédio escolar é seguro para todos os educandos?</text:p>
          </table:table-cell>
        </table:table-row>
        <table:table-row table:style-name="ro1">
          <table:table-cell office:value-type="string">
            <text:p>1.7.8 O prédio da escola está devidamente conservado, tem aparência atrativa com plantas, árvores bem cuidadas?</text:p>
          </table:table-cell>
        </table:table-row>
        <table:table-row table:style-name="ro1">
          <table:table-cell office:value-type="string">
            <text:p>1.7.9 Há lixeiras espalhadas por toda a escola para facilitar o seu uso?</text:p>
          </table:table-cell>
        </table:table-row>
        <table:table-row table:style-name="ro1">
          <table:table-cell office:value-type="string">
            <text:p>1.7.10 Há vias para acesso de pessoas com deficiência, em boas condições de us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Projeto Eco-Politico-Pedagógico (PEPP) definido e conhecido por todos</text:p>
          </table:table-cell>
        </table:table-row>
        <table:table-row table:style-name="ro1">
          <table:table-cell office:value-type="string">
            <text:p>2.1.1 A escola possui um projeto escrito, em forma de documento, que estabelece e traduz a sua identidade como instituição escolar? </text:p>
          </table:table-cell>
        </table:table-row>
        <table:table-row table:style-name="ro1">
          <table:table-cell office:value-type="string">
            <text:p>2.1.2 Professores, familiares, alunos, funcionários e gestores conhecem o PEPP da escola?</text:p>
          </table:table-cell>
        </table:table-row>
        <table:table-row table:style-name="ro1">
          <table:table-cell office:value-type="string">
            <text:p>2.1.3 Professores, familiares, alunos, funcionários e gestores conhecem o Plano de Trabalho Anual (PTA) da escola?</text:p>
          </table:table-cell>
        </table:table-row>
        <table:table-row table:style-name="ro1">
          <table:table-cell office:value-type="string">
            <text:p>2.1.4 Você está participando ativamente da elaboração, avaliação e monitoramento do PEPP e do P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Planejamento</text:p>
          </table:table-cell>
        </table:table-row>
        <table:table-row table:style-name="ro1">
          <table:table-cell office:value-type="string">
            <text:p>2.2.1 Os professores planejam regularmente suas aulas? </text:p>
          </table:table-cell>
        </table:table-row>
        <table:table-row table:style-name="ro1">
          <table:table-cell office:value-type="string">
            <text:p>2.2.2 Os professores ouvem e consideram as opiniões e sugestões dos educandos para planejar suas aulas? </text:p>
          </table:table-cell>
        </table:table-row>
        <table:table-row table:style-name="ro1">
          <table:table-cell office:value-type="string">
            <text:p>2.2.3 Os professores fazem registros qualificados, do ponto de vista pedagógico, sobre as vivências, produções e aprendizagens de cada jovem, adulto, idoso e do grupo? </text:p>
          </table:table-cell>
        </table:table-row>
        <table:table-row table:style-name="ro1">
          <table:table-cell office:value-type="string">
            <text:p>2.2.4 A escola possui documentação organizada sobre cada jovem, adulto e idoso (como ficha de matrícula, cópia de documentos e histórico de saúde)? </text:p>
          </table:table-cell>
        </table:table-row>
        <table:table-row table:style-name="ro1">
          <table:table-cell office:value-type="string">
            <text:p>2.2.5 O cumprimento do planejamento dos professores é acompanhado pela direção e orientação pedagógica da escola, semanalmente, nas reuniões pedagógicas? </text:p>
          </table:table-cell>
        </table:table-row>
        <table:table-row table:style-name="ro1">
          <table:table-cell office:value-type="string">
            <text:p>2.2.6 Os Horários de Trabalho Pedagógico (HTPs) previstas semanalmente estão favorecendo a melhoria da prática pedagógic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Contextualização</text:p>
          </table:table-cell>
        </table:table-row>
        <table:table-row table:style-name="ro1">
          <table:table-cell office:value-type="string">
            <text:p>2.3.1 Gestores,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2.3.2 A escola promove ações/projetos no bairro e na cidade para que os educandos conheçam e aprendam a usar os equipamentos públicos da região (postos de saúde, hospitais, parques, praças, monumentos, museus, bibliotecas, centros culturais, Conselho Tutelar, Vara da Infância etc.)? </text:p>
          </table:table-cell>
        </table:table-row>
        <table:table-row table:style-name="ro1">
          <table:table-cell office:value-type="string">
            <text:p>2.3.3 Temáticas importantes para o processo educativo são tratadas na escola com os educandos (sexualidade, gravidez, alcoolismo e drogas, violência, emprego e desemprego, tráfico de drogas, namoro, relacionamento com os pais, amizade etc.) de acordo com a faixa etária e as deman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Variedades das estratégias e dos recursos de ensino-aprendizagem</text:p>
          </table:table-cell>
        </table:table-row>
        <table:table-row table:style-name="ro1">
          <table:table-cell office:value-type="string">
            <text:p>2.4.1 Os professores fazem uso de diferentes recursos pedagógicos (Internet, jornais, revistas, livros diversos, obras de arte, filmes) no ambiente escolar? </text:p>
          </table:table-cell>
        </table:table-row>
        <table:table-row table:style-name="ro1">
          <table:table-cell office:value-type="string">
            <text:p>2.4.2 Os professores propõem atividades fora da escola, como visita a museus, bibliotecas, peças teatrais, concertos, excursões etc.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5 Orientação para o mundo do trabalho </text:p>
          </table:table-cell>
        </table:table-row>
        <table:table-row table:style-name="ro1">
          <table:table-cell office:value-type="string">
            <text:p>2.5.1 Os professores utilizam estratégias que preparem os educandos para o mundo do trabalho (preencher fichas, elaborar currículos, fazer declaração, relatórios etc.)?</text:p>
          </table:table-cell>
        </table:table-row>
        <table:table-row table:style-name="ro1">
          <table:table-cell office:value-type="string">
            <text:p>2.5.2 Os educandos vêm recebendo orientação profissional de modo a favorecer a ampliação de seus saber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6 Incentivo à autonomia e ao trabalho coletivo </text:p>
          </table:table-cell>
        </table:table-row>
        <table:table-row table:style-name="ro1">
          <table:table-cell office:value-type="string">
            <text:p>2.6.1 As aulas são organizadas de maneira que todos os educandos possam fazer perguntas, conversar sobre os assuntos apresentados, defender suas ideias e mudar de opinião? </text:p>
          </table:table-cell>
        </table:table-row>
        <table:table-row table:style-name="ro1">
          <table:table-cell office:value-type="string">
            <text:p>2.6.2 Os educandos têm oportunidade de propor, criar e realizar atividades na sala de aula e na escola como um todo? </text:p>
          </table:table-cell>
        </table:table-row>
        <table:table-row table:style-name="ro1">
          <table:table-cell office:value-type="string">
            <text:p>2.6.3 A escola realiza feiras ou exposições com as criações dos educandos (por exemplo, desenhos, poemas, invenções)? </text:p>
          </table:table-cell>
        </table:table-row>
        <table:table-row table:style-name="ro1">
          <table:table-cell office:value-type="string">
            <text:p>2.6.4 Os educandos são incentivados e orientados para o trabalho em grupo?</text:p>
          </table:table-cell>
        </table:table-row>
        <table:table-row table:style-name="ro1">
          <table:table-cell office:value-type="string">
            <text:p>2.6.5 Os educandos são incentivados e orientados a desenvolverem pesquisas e experimentos? </text:p>
          </table:table-cell>
        </table:table-row>
        <table:table-row table:style-name="ro1">
          <table:table-cell office:value-type="string">
            <text:p>2.6.6 Os educandos são estimulados e apoiados a desenvolverem projetos de sua própria autoria que favoreçam a comunidade escolar como um tod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7 Prática pedagógica de apoio à diversidade </text:p>
          </table:table-cell>
        </table:table-row>
        <table:table-row table:style-name="ro1">
          <table:table-cell office:value-type="string">
            <text:p>2.7.1 A escola cuida para que todos os educandos (negros, brancos, indígenas, pessoas com deficiência, homens ou mulheres, homossexuais ou não) recebam a mesma atenção no ambiente escolar? </text:p>
          </table:table-cell>
        </table:table-row>
        <table:table-row table:style-name="ro1">
          <table:table-cell office:value-type="string">
            <text:p>2.7.2 A escola é um espaço de respeito à criação e à expressão das tradições culturais dos jovens, adultos, idosos e das famílias e da comunidade?</text:p>
          </table:table-cell>
        </table:table-row>
        <table:table-row table:style-name="ro1">
          <table:table-cell office:value-type="string">
            <text:p>2.7.3 No dia a dia da sala de aula, respeita-se o fato de que cada aluno precisa de um tempo diferente para aprende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8 Atuação do corpo técnico pedagógico (CTP)</text:p>
          </table:table-cell>
        </table:table-row>
        <table:table-row table:style-name="ro1">
          <table:table-cell office:value-type="string">
            <text:p>2.8.1 A equipe escolar é atendida e orientada pelo CTP?</text:p>
          </table:table-cell>
        </table:table-row>
        <table:table-row table:style-name="ro1">
          <table:table-cell office:value-type="string">
            <text:p>2.8.2 O CTP encaminha e orienta os profissionais e alunos quando estes possuam dificuldades?</text:p>
          </table:table-cell>
        </table:table-row>
        <table:table-row table:style-name="ro1">
          <table:table-cell office:value-type="string">
            <text:p>2.8.3 O CTP dialoga com os educandos,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2.8.4 O CTP possui plano de trabalho/planejamento prévio nas ações desenvolvidas n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Mecanismos de avaliação e monitoramento do processo de aprendizagem dos educandos </text:p>
          </table:table-cell>
        </table:table-row>
        <table:table-row table:style-name="ro1">
          <table:table-cell office:value-type="string">
            <text:p>3.1.1 Os professores observam as aprendizagens dos educandos e suas dificuldades? <text:s/>Por exemplo, utilizam instrumentais de acompanhamento, proporcionam momentos autoavaliativos, incentivam a fazer perguntas e tirar dúvidas? </text:p>
          </table:table-cell>
        </table:table-row>
        <table:table-row table:style-name="ro1">
          <table:table-cell office:value-type="string">
            <text:p>3.1.2 Os educandos são informados sobre os conteúdos nos quais progrediram e em quais precisam estudar e avançar mais?</text:p>
          </table:table-cell>
        </table:table-row>
        <table:table-row table:style-name="ro1">
          <table:table-cell office:value-type="string">
            <text:p>3.1.3 Os professores fazem uso de diferentes instrumentos de avaliação (provas, trabalhos, pesquisas, seminários)? </text:p>
          </table:table-cell>
        </table:table-row>
        <table:table-row table:style-name="ro1">
          <table:table-cell office:value-type="string">
            <text:p>3.1.4 Os educandos podem mostrar suas aprendizagens e seus trabalhos de formas variadas (oralmente, por escrito, por meio de informática, de linguagem corporal, dos recursos das artes, de dinâmicas, entre outra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Participação dos educandos na avaliação de sua aprendizagem </text:p>
          </table:table-cell>
        </table:table-row>
        <table:table-row table:style-name="ro1">
          <table:table-cell office:value-type="string">
            <text:p>3.2.1 Os educandos participam da definição e da organização dos meios de avaliação utilizados pela escola?</text:p>
          </table:table-cell>
        </table:table-row>
        <table:table-row table:style-name="ro1">
          <table:table-cell office:value-type="string">
            <text:p>3.2.2 Os educandos são orientados pelos professores a fazer autoavaliação (falar, escrever, expressar o que aprenderam)? </text:p>
          </table:table-cell>
        </table:table-row>
        <table:table-row table:style-name="ro1">
          <table:table-cell office:value-type="string">
            <text:p>3.2.3 Os educandos são informados sobre seu direito de contestar os critérios avaliativ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Avaliação do trabalho dos profissionais da escola </text:p>
          </table:table-cell>
        </table:table-row>
        <table:table-row table:style-name="ro1">
          <table:table-cell office:value-type="string">
            <text:p>3.3.1 Existe o interess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mpartilhamento, reflexão e uso das avaliações educacionais da Rede Municipal de Ensino de Osasco </text:p>
          </table:table-cell>
        </table:table-row>
        <table:table-row table:style-name="ro1">
          <table:table-cell office:value-type="string">
            <text:p>3.4.1 A Unidade Educacional tem compartilhado os resultados das avaliações anuais com a comunidade envolvida? </text:p>
          </table:table-cell>
        </table:table-row>
        <table:table-row table:style-name="ro1">
          <table:table-cell office:value-type="string">
            <text:p>3.4.2 A Unidade Educacional tem conseguido refletir e analisar coletivamente os resultados da avaliação educacional? </text:p>
          </table:table-cell>
        </table:table-row>
        <table:table-row table:style-name="ro1">
          <table:table-cell office:value-type="string">
            <text:p>3.4.3 Estão sendo desenvolvidas ações para os desafios apresentados pelos resultados da avaliação educacional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Atenção especial aos educandos que faltam, evadem ou abandonam </text:p>
          </table:table-cell>
        </table:table-row>
        <table:table-row table:style-name="ro1">
          <table:table-cell office:value-type="string">
            <text:p>4.1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4.1.2 A escola adota alguma medida para trazer de volta os educandos que se evadiram ou abandonaram a escola e propõe atividades de compensação de ausênci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Atenção aos educandos com alguma defasagem de aprendizagem </text:p>
          </table:table-cell>
        </table:table-row>
        <table:table-row table:style-name="ro1">
          <table:table-cell office:value-type="string">
            <text:p>4.2.1 No dia a dia, os professores dão atenção individual àqueles educandos que apresentam dificuldades de aprendizagem? </text:p>
          </table:table-cell>
        </table:table-row>
        <table:table-row table:style-name="ro1">
          <table:table-cell office:value-type="string">
            <text:p>4.2.2 A escola oferece oportunidades diversificadas aos educandos que têm dificuldades de aprendizage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Atenção às necessidades educativas da comunidade </text:p>
          </table:table-cell>
        </table:table-row>
        <table:table-row table:style-name="ro1">
          <table:table-cell office:value-type="string">
            <text:p>4.3.1 A escola costuma fazer campanhas junto à comunidade para que todos que estão fora da escola se matriculem? </text:p>
          </table:table-cell>
        </table:table-row>
        <table:table-row table:style-name="ro1">
          <table:table-cell office:value-type="string">
            <text:p>4.3.2 A escola, periodicamente, convida os jovens e adultos analfabetos ou que não têm o ensino fundamental completo para se inscreverem na EJA da prefeitura?</text:p>
          </table:table-cell>
        </table:table-row>
        <table:table-row table:style-name="ro1">
          <table:table-cell office:value-type="string">
            <text:p>4.3.3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Responsabilidade pela alimentação dos jovens, adultos e idosos </text:p>
          </table:table-cell>
        </table:table-row>
        <table:table-row table:style-name="ro1">
          <table:table-cell office:value-type="string">
            <text:p>5.1.1 A escola dispõe de um cardápio nutricional variado e rico que atenda às necessidades dos educandos?</text:p>
          </table:table-cell>
        </table:table-row>
        <table:table-row table:style-name="ro1">
          <table:table-cell office:value-type="string">
            <text:p>5.1.2 Os educandos possuem autonomia para se servirem (self-service)?</text:p>
          </table:table-cell>
        </table:table-row>
        <table:table-row table:style-name="ro1">
          <table:table-cell office:value-type="string">
            <text:p>5.1.3 As cozinheiras recebem formação com a equipe de nutricionistas para a devida adaptação do cardápio àqueles que necessitam de dietas especiais?</text:p>
          </table:table-cell>
        </table:table-row>
        <table:table-row table:style-name="ro1">
          <table:table-cell office:value-type="string">
            <text:p>5.1.4 Os educandos usufruem de um ambiente agradável e tranquilo para as refeiçõ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Limpeza, salubridade e conforto</text:p>
          </table:table-cell>
        </table:table-row>
        <table:table-row table:style-name="ro1">
          <table:table-cell office:value-type="string">
            <text:p>5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Segurança</text:p>
          </table:table-cell>
        </table:table-row>
        <table:table-row table:style-name="ro1">
          <table:table-cell office:value-type="string">
            <text:p>5.3.1 A escola dispõe de adequados equipamentos de segurança contra incêndio?</text:p>
          </table:table-cell>
        </table:table-row>
        <table:table-row table:style-name="ro1">
          <table:table-cell office:value-type="string">
            <text:p>5.3.2 A escola dispõe de profissionais treinados para eventuais emergências e acidentes?</text:p>
          </table:table-cell>
        </table:table-row>
        <table:table-row table:style-name="ro1">
          <table:table-cell office:value-type="string">
            <text:p>5.3.3 A escola tem procedimentos preestabelecidos, e conhecidos por todos, que devem ser tomados em caso de acidentes?</text:p>
          </table:table-cell>
        </table:table-row>
        <table:table-row table:style-name="ro1">
          <table:table-cell office:value-type="string">
            <text:p>5.3.4 A escola protege todos os pontos potencialmente perigosos do prédio para garantir a circulação segura dos idosos e evitar acidente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4 Cuidados com a higiene e a saúde</text:p>
          </table:table-cell>
        </table:table-row>
        <table:table-row table:style-name="ro1">
          <table:table-cell office:value-type="string">
            <text:p>5.4.1 Informações de importância para a saúde humana são amplamente difundidas na comunidade escolar? </text:p>
          </table:table-cell>
        </table:table-row>
        <table:table-row table:style-name="ro1">
          <table:table-cell office:value-type="string">
            <text:p>5.4.2 Os educandos mantêm seu corpo cuidado, limpo e saudável, aprendendo a cuidar de si próprios e a assumir responsabilidades em relação à sua higiene e saúde? </text:p>
          </table:table-cell>
        </table:table-row>
        <table:table-row table:style-name="ro1">
          <table:table-cell office:value-type="string">
            <text:p>5.4.3 A escola aborda adequadamente as curiosidades dos educandos em relação ao corpo e à sexualidade humana, não reprimindo as manifestações e interesses sobre tais assuntos?</text:p>
          </table:table-cell>
        </table:table-row>
        <table:table-row table:style-name="ro1">
          <table:table-cell office:value-type="string">
            <text:p>5.4.4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 office:value-type="string">
            <text:p>5.4.5 Os espaços são limpos e conservados periodicamente, de forma a prevenir contaminações?</text:p>
          </table:table-cell>
        </table:table-row>
        <table:table-row table:style-name="ro1">
          <table:table-cell office:value-type="string">
            <text:p>5.4.6 A escola promove a conscientização sobre a importância da higiene bucal?</text:p>
          </table:table-cell>
        </table:table-row>
        <table:table-row table:style-name="ro1">
          <table:table-cell office:value-type="string">
            <text:p>5.4.7 A escola acompanha o desenvolvimento dos educandos, procurando orientação especializada para o caso de educandos com dificuldades psicoafetivas ou problemas de desenvolvimento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eito às diversas formas de vida</text:p>
          </table:table-cell>
        </table:table-row>
        <table:table-row table:style-name="ro1">
          <table:table-cell office:value-type="string">
            <text:p>6.1.1 O ambiente escolar é considerado como parte integrante do meio ambiente? </text:p>
          </table:table-cell>
        </table:table-row>
        <table:table-row table:style-name="ro1">
          <table:table-cell office:value-type="string">
            <text:p>6.1.2 Olhando para o lugar em que você vive, você considera que existe respeito a todos os elementos que compõem a natureza, tais como a água, o solo, o ar, os organismos e as atividades humanas? </text:p>
          </table:table-cell>
        </table:table-row>
        <table:table-row table:style-name="ro1">
          <table:table-cell office:value-type="string">
            <text:p>6.1.3 Você se considera responsável pela preservação das várias espécies de vida no planeta? </text:p>
          </table:table-cell>
        </table:table-row>
        <table:table-row table:style-name="ro1">
          <table:table-cell office:value-type="string">
            <text:p>6.1.4 Você considera que a sua escola vem lhe proporcionando uma maior conscientização sobre a importância de cuidar bem do nosso planeta? </text:p>
          </table:table-cell>
        </table:table-row>
        <table:table-row table:style-name="ro1">
          <table:table-cell office:value-type="string">
            <text:p>6.1.5 A escola costuma debater temas como ecologia, preservação de ecossistemas, mudanças climáticas, desmatamento, contaminação das águas, consumo de energia, entre outros temas importantes para a preservação ambienta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Práticas ecopedagógicas</text:p>
          </table:table-cell>
        </table:table-row>
        <table:table-row table:style-name="ro1">
          <table:table-cell office:value-type="string">
            <text:p>6.2.1 A escola reaproveita materiais escolares (papel, lápis de cor etc.) explorando pedagogicamente essa prática junto aos educandos? </text:p>
          </table:table-cell>
        </table:table-row>
        <table:table-row table:style-name="ro1">
          <table:table-cell office:value-type="string">
            <text:p>6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6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6.2.4 Existem acordos e procedimentos específicos envolvendo a comunidade escolar para se evitar o desperdício de energia elétrica e água na escola? </text:p>
          </table:table-cell>
        </table:table-row>
        <table:table-row table:style-name="ro1">
          <table:table-cell office:value-type="string">
            <text:p>6.2.5 A escola desenvolve programa específico para o recolhimento de pilhas e baterias usadas de celular? </text:p>
          </table:table-cell>
        </table:table-row>
        <table:table-row table:style-name="ro1">
          <table:table-cell office:value-type="string">
            <text:p>6.2.6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6.2.7 Olhando para a escola, você acha que ela cuida bem do meio ambiente? </text:p>
          </table:table-cell>
        </table:table-row>
        <table:table-row table:style-name="ro1">
          <table:table-cell office:value-type="string">
            <text:p>6.2.8 Existem acordos e procedimentos envolvendo os membros da sua família para evitar o desperdício de energia elétrica e de água em sua casa? </text:p>
          </table:table-cell>
        </table:table-row>
        <table:table-row table:style-name="ro1">
          <table:table-cell office:value-type="string">
            <text:p>6.2.9 Na sua casa, você e sua família costumam separar o lixo orgânico do reciclável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Democratização da gestão e da informação</text:p>
          </table:table-cell>
        </table:table-row>
        <table:table-row table:style-name="ro1">
          <table:table-cell office:value-type="string">
            <text:p>7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7.1.2 As informações circulam de maneira rápida e precisa entre a comunidade escolar? </text:p>
          </table:table-cell>
        </table:table-row>
        <table:table-row table:style-name="ro1">
          <table:table-cell office:value-type="string">
            <text:p>7.1.3 A direção presta contas à comunidade escolar (familiares, responsáveis, professores, funcionários), apresentando regularmente o orçamento da escola e seus gast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Conselhos atuantes</text:p>
          </table:table-cell>
        </table:table-row>
        <table:table-row table:style-name="ro1">
          <table:table-cell office:value-type="string">
            <text:p>7.2.1 Você sabe o que faz o Conselho de Gestão Compartilhada (CGC) da escola?</text:p>
          </table:table-cell>
        </table:table-row>
        <table:table-row table:style-name="ro1">
          <table:table-cell office:value-type="string">
            <text:p>7.2.2 Seu segmento tem participação efetiva no CGC?</text:p>
          </table:table-cell>
        </table:table-row>
        <table:table-row table:style-name="ro1">
          <table:table-cell office:value-type="string">
            <text:p>7.2.3 Você conhece seus representantes no CGC?</text:p>
          </table:table-cell>
        </table:table-row>
        <table:table-row table:style-name="ro1">
          <table:table-cell office:value-type="string">
            <text:p>7.2.4 As informações deliberadas nas reuniões do CGC são socializad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3 Participação efetiva de educandos, pais, responsáveis e comunidade em geral</text:p>
          </table:table-cell>
        </table:table-row>
        <table:table-row table:style-name="ro1">
          <table:table-cell office:value-type="string">
            <text:p>7.3.1 Há grupos estudantis ou outros grupos juvenis participando da tomada de decisões na escola e ajudando os educandos a se organizarem? </text:p>
          </table:table-cell>
        </table:table-row>
        <table:table-row table:style-name="ro1">
          <table:table-cell office:value-type="string">
            <text:p>7.3.2 Existem espaços e tempos em que todos (educandos, diretor, professores, funcionários, pais, responsáveis e outras pessoas da comunidade) possam discutir e negociar encaminhamentos relativos ao andamento da escola? </text:p>
          </table:table-cell>
        </table:table-row>
        <table:table-row table:style-name="ro1">
          <table:table-cell office:value-type="string">
            <text:p>7.3.3 Nas reuniões do conselho de classe, a escola incentiva a participação dos educandos? </text:p>
          </table:table-cell>
        </table:table-row>
        <table:table-row table:style-name="ro1">
          <table:table-cell office:value-type="string">
            <text:p>7.3.4 A escola se mantém aberta aos finais de semana para que a comunidade possa usufruir do espaço (salas, pátio, quadras de esporte, biblioteca etc.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4 Parcerias locais e relacionamento da escola com os serviços públicos </text:p>
          </table:table-cell>
        </table:table-row>
        <table:table-row table:style-name="ro1">
          <table:table-cell office:value-type="string">
            <text:p>7.4.1 Existe uma parceria da escola com os serviços públicos locais?</text:p>
          </table:table-cell>
        </table:table-row>
        <table:table-row table:style-name="ro1">
          <table:table-cell office:value-type="string">
            <text:p>7.4.2 A escola encaminha os jovens, adultos e idosos para o serviço de saúde, quando necessári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Suficiência da equipe escolar e condições de trabalho</text:p>
          </table:table-cell>
        </table:table-row>
        <table:table-row table:style-name="ro1">
          <table:table-cell office:value-type="string">
            <text:p>8.1.1 A escola dispõe da quantidade de professores de que necessita? </text:p>
          </table:table-cell>
        </table:table-row>
        <table:table-row table:style-name="ro1">
          <table:table-cell office:value-type="string">
            <text:p>8.1.2 O número de funcionários é suficiente para o bom funcionamento da escola? </text:p>
          </table:table-cell>
        </table:table-row>
        <table:table-row table:style-name="ro1">
          <table:table-cell office:value-type="string">
            <text:p>8.1.3 A remoção e transferência funcional têm prejudicado um melhor desempenho da equipe escolar? </text:p>
          </table:table-cell>
        </table:table-row>
        <table:table-row table:style-name="ro1">
          <table:table-cell office:value-type="string">
            <text:p>8.1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Assiduidade da equipe escolar </text:p>
          </table:table-cell>
        </table:table-row>
        <table:table-row table:style-name="ro1">
          <table:table-cell office:value-type="string">
            <text:p>8.2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8.2.2 Os professores começam e terminam as aulas pontualmente?</text:p>
          </table:table-cell>
        </table:table-row>
        <table:table-row table:style-name="ro1">
          <table:table-cell office:value-type="string">
            <text:p>8.2.3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8.2.4 Os professores são assíduos nas reuniões pedagógicas e HTPs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Processos de alfabetização e letrament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Existência de práticas alfabetizadoras na escola </text:p>
          </table:table-cell>
        </table:table-row>
        <table:table-row table:style-name="ro1">
          <table:table-cell office:value-type="string">
            <text:p>9.1.1 As atividades propostas em sala de aula estimulam nos jovens, adultos e idosos a necessidade de escrever?</text:p>
          </table:table-cell>
        </table:table-row>
        <table:table-row table:style-name="ro1">
          <table:table-cell office:value-type="string">
            <text:p>9.1.2 Pelo menos semanalmente, os educandos participam de projetos ou atividades nos quais podem conhecer e exercitar os diferentes usos da leitura e da escrita no dia a dia (por exemplo: atividades com receitas, embalagens, jornais, revistas, cartas, cartazes, convites, etiquetas, listas, anúncios, instruções de jogos, textos expositivos, textos literários, calendário, regras da escola, entre outros)? </text:p>
          </table:table-cell>
        </table:table-row>
        <table:table-row table:style-name="ro1">
          <table:table-cell office:value-type="string">
            <text:p>9.1.3 Os professores promovem leituras, considerando os diferentes gêneros literários (por exemplo: comentam as histórias lidas; escrevem as histórias lidas, recontam as histórias lidas; inventam novas histórias a partir das histórias lidas; fazem relações com outros textos conhecidos, entre outros)?</text:p>
          </table:table-cell>
        </table:table-row>
        <table:table-row table:style-name="ro1">
          <table:table-cell office:value-type="string">
            <text:p>9.1.4 Os professores valorizam os textos elaborados pelos educandos (por exemplo: valorizam igualmente o trabalho de todos os educandos, mostrando o trabalho de cada um para a turma; fazem exposições dos trabalhos em murais e varais fora e dentro da sala de aula; incentivam os educandos a apreciar o resultado de seus trabalhos após os comentários gerais; fazem comentários positivos em relação à produção de todos; promovem feiras na escola para a exposição e a divulgação das produções dos educandos, entre outros)? </text:p>
          </table:table-cell>
        </table:table-row>
        <table:table-row table:style-name="ro1">
          <table:table-cell office:value-type="string">
            <text:p>9.1.5 Os professores utilizam estratégias planejadas para ajudar os alunos na compreensão e na interpretação dos textos lidos (por exemplo: usam diferentes tipos de gêneros de texto nas atividades; conhecem com antecedência o conteúdo dos textos que os alunos irão ler; geram expectativa em relação ao texto que os alunos irão ler; fazem perguntas que levem a suposições sobre a história; fazem comentários e perguntas sobre aquilo que os alunos leram e promovem o diálogo sobre o texto; asseguram que os alunos desenvolvam a atitude de ouvir a interpretação dos colegas,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Ampliação das capacidades de leitura e escrita dos educandos </text:p>
          </table:table-cell>
        </table:table-row>
        <table:table-row table:style-name="ro1">
          <table:table-cell office:value-type="string">
            <text:p>9.2.1 Os educandos leem pelo menos um livro por mês, para ser usado em atividades relacionadas às matérias escolares? </text:p>
          </table:table-cell>
        </table:table-row>
        <table:table-row table:style-name="ro1">
          <table:table-cell office:value-type="string">
            <text:p>9.2.2 Os professores realizam, pelo menos uma vez por mês, atividades que envolvem o planejamento, a produção e a revisão de texto, pelos educandos, sobre diferentes assunt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Acesso e bom aproveitamento da biblioteca ou sala de leitura, dos equipamentos de informática e da internet</text:p>
          </table:table-cell>
        </table:table-row>
        <table:table-row table:style-name="ro1">
          <table:table-cell office:value-type="string">
            <text:p>9.3.1 A escola tem uma biblioteca ou sala de leitura com um acervo diversificado (livros que atendam os interesses do público jovem, adulto e idoso)?</text:p>
          </table:table-cell>
        </table:table-row>
        <table:table-row table:style-name="ro1">
          <table:table-cell office:value-type="string">
            <text:p>9.3.2 Materiais produzidos pelos educandos e professores, organizações locais ou membros da própria comunidade são disponibilizados na biblioteca ou sala de leitura?</text:p>
          </table:table-cell>
        </table:table-row>
        <table:table-row table:style-name="ro1">
          <table:table-cell office:value-type="string">
            <text:p>9.3.3 A biblioteca ou sala de leitura tem um profissional capacitado para promover um bom uso do espaço e atender o público em todos os turnos?</text:p>
          </table:table-cell>
        </table:table-row>
        <table:table-row table:style-name="ro1">
          <table:table-cell office:value-type="string">
            <text:p>9.3.4 Os educandos fazem uso da biblioteca ou sala de leitura, em horário letivo, pelo menos uma vez por semana, fazendo pesquisas e leituras?</text:p>
          </table:table-cell>
        </table:table-row>
        <table:table-row table:style-name="ro1">
          <table:table-cell office:value-type="string">
            <text:p>9.3.5 A comunidade escolar faz empréstimos de livros do acervo da escola (para ler em casa ou na escola)?</text:p>
          </table:table-cell>
        </table:table-row>
        <table:table-row table:style-name="ro1">
          <table:table-cell office:value-type="string">
            <text:p>9.3.6 Os educandos usam computadores e a internet para aprimorar a leitura e a escrita, pelo menos uma vez por semana, durante o horário das aulas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4:1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1T15:52:34</meta:creation-date>
    <dc:date>2011-09-02T14:18:57</dc:date>
    <meta:editing-duration>PT2H50M50S</meta:editing-duration>
    <meta:editing-cycles>14</meta:editing-cycles>
    <meta:generator>LibreOffice/3.3$Linux LibreOffice_project/330m19$Build-6</meta:generator>
    <meta:print-date>2011-08-03T11:24:09</meta:print-date>
    <meta:document-statistic meta:table-count="3" meta:cell-count="623" meta:object-count="0"/>
  </office:meta>
</office:document-meta>
</file>